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0pt" fo:font-weight="normal" style:font-size-asian="10pt" style:font-weight-asian="normal" style:font-size-complex="10pt" style:font-weight-complex="normal"/>
    </style:style>
    <style:style style:name="P2" style:family="paragraph" style:parent-style-name="Standard">
      <style:text-properties fo:color="#9966cc" style:font-name="Calibri" fo:font-size="10pt" fo:font-weight="normal" style:font-size-asian="10pt" style:font-weight-asian="normal" style:font-size-complex="10pt" style:font-weight-complex="normal"/>
    </style:style>
    <style:style style:name="P3" style:family="paragraph" style:parent-style-name="Standard" style:list-style-name="L1"/>
    <style:style style:name="P4" style:family="paragraph" style:parent-style-name="Standard" style:list-style-name="L1">
      <style:text-properties fo:color="#9966cc" style:font-name="Calibri" fo:font-size="10pt" fo:font-weight="normal" style:font-size-asian="10pt" style:font-weight-asian="normal" style:font-size-complex="10pt" style:font-weight-complex="normal"/>
    </style:style>
    <style:style style:name="P5"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P6" style:family="paragraph" style:parent-style-name="Standard" style:list-style-name="L1">
      <style:text-properties fo:color="#000000" style:font-name="Calibri" fo:font-size="10pt" fo:font-weight="normal" style:font-size-asian="10pt" style:font-weight-asian="normal" style:font-size-complex="10pt" style:font-weight-complex="normal"/>
    </style:style>
    <style:style style:name="P7" style:family="paragraph" style:parent-style-name="Standard" style:list-style-name="L1">
      <style:paragraph-properties fo:margin-left="0.7772in" fo:margin-right="0in" fo:text-indent="-0.2563in" style:auto-text-indent="false">
        <style:tab-stops/>
      </style:paragraph-properties>
    </style:style>
    <style:style style:name="T1" style:family="text">
      <style:text-properties style:font-name="Calibri" fo:font-size="10pt" fo:font-weight="normal" style:font-size-asian="10pt" style:font-weight-asian="normal" style:font-size-complex="10pt" style:font-weight-complex="normal"/>
    </style:style>
    <style:style style:name="T2" style:family="text">
      <style:text-properties style:font-name="Calibri" fo:font-size="10pt" fo:font-weight="normal" style:font-name-asian="Times New Roman1" style:font-size-asian="10pt" style:font-weight-asian="normal" style:font-name-complex="Times New Roman1" style:font-size-complex="10pt" style:font-weight-complex="normal"/>
    </style:style>
    <style:style style:name="T3" style:family="text">
      <style:text-properties style:font-name="Calibri" fo:font-size="10pt" fo:font-weight="bold" style:font-size-asian="10pt" style:font-weight-asian="bold" style:font-size-complex="10pt" style:font-weight-complex="bold"/>
    </style:style>
    <style:style style:name="T4" style:family="text">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style:font-name="Calibri" fo:font-size="10pt" style:text-underline-style="solid" style:text-underline-width="auto" style:text-underline-color="font-color" fo:font-weight="normal" style:font-size-asian="10pt" style:font-weight-asian="normal" style:font-size-complex="10pt" style:font-weight-complex="normal"/>
    </style:style>
    <style:style style:name="T6" style:family="text">
      <style:text-properties style:font-name="Calibri" fo:font-size="10pt" style:font-size-asian="10pt" style:font-size-complex="10pt"/>
    </style:style>
    <style:style style:name="T7" style:family="text">
      <style:text-properties style:font-name="Calibri" fo:font-size="10pt" style:text-underline-style="none" fo:font-weight="normal" style:font-size-asian="10pt" style:font-weight-asian="normal" style:font-size-complex="10pt" style:font-weight-complex="normal"/>
    </style:style>
    <style:style style:name="T8" style:family="text">
      <style:text-properties style:font-name="Calibri" fo:font-size="10pt" style:text-underline-style="none" fo:font-weight="bold" style:font-size-asian="10pt" style:font-weight-asian="bold" style:font-size-complex="10pt" style:font-weight-complex="bold"/>
    </style:style>
    <style:style style:name="T9" style:family="text">
      <style:text-properties style:font-name="Calibri" fo:font-size="8pt" fo:font-weight="normal" style:font-size-asian="8pt" style:font-weight-asian="normal" style:font-size-complex="8pt" style:font-weight-complex="normal"/>
    </style:style>
    <style:style style:name="T10" style:family="text">
      <style:text-properties style:font-name="Calibri" fo:font-size="12pt" fo:font-weight="bold" style:font-size-asian="12pt" style:font-weight-asian="bold" style:font-size-complex="12pt" style:font-weight-complex="bold"/>
    </style:style>
    <style:style style:name="T11" style:family="text">
      <style:text-properties style:font-name="Calibri" fo:font-size="12pt" style:text-underline-style="none" fo:font-weight="bold" style:font-size-asian="12pt" style:font-weight-asian="bold" style:font-size-complex="12pt" style:font-weight-complex="bold"/>
    </style:style>
    <style:style style:name="T12" style:family="text">
      <style:text-properties fo:color="#0000ff" style:font-name="Calibri" fo:font-size="10pt" fo:font-weight="normal" style:font-size-asian="10pt" style:font-weight-asian="normal" style:font-size-complex="10pt" style:font-weight-complex="normal"/>
    </style:style>
    <style:style style:name="T13" style:family="text">
      <style:text-properties fo:color="#0000ff" style:font-name="Calibri" fo:font-size="14pt" fo:font-weight="normal" style:font-size-asian="14pt" style:font-weight-asian="normal" style:font-size-complex="14pt" style:font-weight-complex="normal"/>
    </style:style>
    <style:style style:name="T14" style:family="text">
      <style:text-properties fo:color="#ff420e" style:font-name="Calibri" fo:font-size="10pt" fo:font-weight="normal" style:font-size-asian="10pt" style:font-weight-asian="normal" style:font-size-complex="10pt" style:font-weight-complex="normal"/>
    </style:style>
    <style:style style:name="T15" style:family="text">
      <style:text-properties fo:color="#ff0000"/>
    </style:style>
    <style:style style:name="T16" style:family="text">
      <style:text-properties fo:color="#ff0000" style:font-name="Calibri" fo:font-size="10pt" fo:font-weight="normal" style:font-size-asian="10pt" style:font-weight-asian="normal" style:font-size-complex="10pt" style:font-weight-complex="normal"/>
    </style:style>
    <style:style style:name="T17" style:family="text">
      <style:text-properties fo:color="#ff0000" style:font-name="Calibri" fo:font-size="10pt" fo:font-weight="bold" style:font-size-asian="10pt" style:font-weight-asian="bold" style:font-size-complex="10pt" style:font-weight-complex="bold"/>
    </style:style>
    <style:style style:name="T18" style:family="text">
      <style:text-properties fo:color="#ff0000" style:font-name="Calibri" fo:font-size="10pt" style:text-underline-style="none" fo:font-weight="bold" style:font-size-asian="10pt" style:font-weight-asian="bold" style:font-size-complex="10pt" style:font-weight-complex="bold"/>
    </style:style>
    <style:style style:name="T19" style:family="text">
      <style:text-properties fo:color="#ff0000" style:font-name="Calibri" fo:font-size="12pt" fo:font-weight="bold" style:font-size-asian="12pt" style:font-weight-asian="bold" style:font-size-complex="12pt" style:font-weight-complex="bold"/>
    </style:style>
    <style:style style:name="T20" style:family="text">
      <style:text-properties fo:color="#ff0000" fo:font-weight="bold" style:font-weight-asian="bold" style:font-weight-complex="bold"/>
    </style:style>
    <style:style style:name="T21" style:family="text">
      <style:text-properties fo:color="#ff0000" fo:font-size="12pt" fo:font-weight="bold" style:font-size-asian="12pt" style:font-weight-asian="bold" style:font-size-complex="12pt"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color="#808080" style:font-name="Calibri" fo:font-size="10pt" fo:font-weight="bold" style:font-size-asian="10pt" style:font-weight-asian="bold" style:font-size-complex="10pt" style:font-weight-complex="bold"/>
    </style:style>
    <style:style style:name="T24" style:family="text">
      <style:text-properties fo:color="#808080" style:font-name="Calibri" fo:font-size="10pt" fo:font-weight="normal" style:font-size-asian="10pt" style:font-weight-asian="normal" style:font-size-complex="10pt" style:font-weight-complex="normal"/>
    </style:style>
    <style:style style:name="T25" style:family="text">
      <style:text-properties fo:color="#ff3333"/>
    </style:style>
    <style:style style:name="T26" style:family="text">
      <style:text-properties fo:color="#ff3333" style:font-name="Calibri" fo:font-size="10pt" fo:font-weight="normal" style:font-size-asian="10pt" style:font-weight-asian="normal" style:font-size-complex="10pt" style:font-weight-complex="normal"/>
    </style:style>
    <style:style style:name="T27" style:family="text">
      <style:text-properties fo:font-weight="bold" style:font-weight-asian="bold" style:font-weight-complex="bold"/>
    </style:style>
    <style:style style:name="T28" style:family="text">
      <style:text-properties fo:font-size="12pt" fo:font-weight="bold" style:font-size-asian="12pt" style:font-weight-asian="bold" style:font-size-complex="12pt" style:font-weight-complex="bol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0 SHPO-GIS-Database </text:span><text:span text:style-name="T1">[charttype:orgchart]</text:span><text:span text:style-name="T12">[orientation:horizontal]</text:span></text:p>
      <text:p text:style-name="P2"/>
      <text:list xml:id="list27583432" text:style-name="L1">
        <text:list-item>
          <text:p text:style-name="P4">Functional-Requirements</text:p>
          <text:list>
            <text:list-item>
              <text:p text:style-name="P4">Functional-Requirement [name: Seperate Public and Goverment Access][text: Two access points are required, one for the public to do business with SHPO and one for Government users to request operational roles, monitor, perform review and approval tasks, administrative tasks.]</text:p>
            </text:list-item>
            <text:list-item>
              <text:p text:style-name="P4">Functional-Requirement [name: Automatic Logout][text: Actors accessing or attempting to access screen without out the proper role will automatically be logged out.]</text:p>
            </text:list-item>
            <text:list-item>
              <text:p text:style-name="P4">Functional-Requirement [name: Restrict Navigation][text: Navication will be restricted to those actors with proper roles.]</text:p>
            </text:list-item>
            <text:list-item>
              <text:p text:style-name="P4">Functional-Requirement [name: Restrict Component Visibility][text: Screen component should be resticted to those with proper roles. ]</text:p>
            </text:list-item>
            <text:list-item>
              <text:p text:style-name="P4">Functional-Requirement [name: Login][text:Login require an email addresss and password ]</text:p>
            </text:list-item>
            <text:list-item>
              <text:p text:style-name="P4">Functional-Requirement [name: Email Identity][text: users must be identifiable to the system by their email address]</text:p>
            </text:list-item>
            <text:list-item>
              <text:p text:style-name="P4">Functional-Requirement [name: Role Request by User] <text:s/>[text: <text:s/>Each Role must have a method (screen, button, or other) to request access from the administrator.]</text:p>
            </text:list-item>
            <text:list-item>
              <text:p text:style-name="P4">Functional-Requirement [name: Role Request Point of Access] <text:s/>[text: <text:s/>Role requests are limited by access point. The public access point will only accept requests for national register and environmental review access.]</text:p>
            </text:list-item>
            <text:list-item>
              <text:p text:style-name="P4">Functional-Requirement [name: Role Dependent Display] <text:s/>[text: <text:s/>Screens should have different displays based on the roles of registrant]</text:p>
            </text:list-item>
            <text:list-item>
              <text:p text:style-name="P4">Functional-Requirement [name: Roles are Additive] <text:s/>[text: Roles should be additive. As you gain roles you gain access to different parts of the system.]</text:p>
            </text:list-item>
            <text:list-item>
              <text:p text:style-name="P4">Functional-Requirement [name: Voluntary Notification] [text: Actors may request to be notified of changes made by other actors. ]</text:p>
            </text:list-item>
          </text:list>
        </text:list-item>
        <text:list-item>
          <text:p text:style-name="P3"><text:span text:style-name="T1">Screen [name: </text:span><text:span text:style-name="T13">Oops</text:span><text:span text:style-name="T1"> [</text:span><text:span text:style-name="T17">access:</text:span><text:span text:style-name="T1"> (guest)][process:][width:750px][interface:user] [order:B]</text:span></text:p>
          <text:list>
            <text:list-item>
              <text:p text:style-name="P5">[definition: The oops page for use when a user attempt to view an existing page that they do not have permissions to view. <text:s/>We will assume that the user is probing for weeknesses.]</text:p>
            </text:list-item>
            <text:list-item>
              <text:p text:style-name="P4">Req-Ref [name: Automatic Logout][text: automatic reduction of permissions to guest when screen is requested without proper permission. ]</text:p>
            </text:list-item>
            <text:list-item>
              <text:p text:style-name="P4">Req-Ref [name: Restrict Navigation][text: Navigation away from this screen should be directed to the guest login. ]</text:p>
            </text:list-item>
            <text:list-item>
              <text:p text:style-name="P4"/>
            </text:list-item>
            <text:list-item>
              <text:p text:style-name="P5">Header [text: Banner Image]</text:p>
            </text:list-item>
            <text:list-item>
              <text:p text:style-name="P5">Title [text: Opps]</text:p>
            </text:list-item>
            <text:list-item>
              <text:p text:style-name="P5"><text:span text:style-name="T22">Terms of Use</text:span> [type: goto-button][<text:span text:style-name="T20">access:</text:span> (guest)][goto:Terms of Use]</text:p>
            </text:list-item>
            <text:list-item>
              <text:p text:style-name="P5"><text:span text:style-name="T22">Home</text:span> [type: goto-button][<text:span text:style-name="T20">access:</text:span> (guest),(help-desk-guest)][goto:Home]</text:p>
            </text:list-item>
            <text:list-item>
              <text:p text:style-name="P3"><text:span text:style-name="T1">Screen [name: Oops-</text:span><text:span text:style-name="T12">1</text:span><text:span text:style-name="T1">][type:textblock][interface:user]</text:span></text:p>
              <text:list>
                <text:list-item>
                  <text:p text:style-name="P5">[definition: A default page ]</text:p>
                </text:list-item>
                <text:list-item>
                  <text:p text:style-name="P3"><text:span text:style-name="T1">Data-Controls [name:Oops_Data-Control][ table: </text:span><text:span text:style-name="T14">Screen_Labels</text:span><text:span text:style-name="T1">]</text:span></text:p>
                  <text:list>
                    <text:list-item>
                      <text:p text:style-name="P5">Label [text: Oops! You have reached this page by mistake.]</text:p>
                      <text:list>
                        <text:list-item>
                          <text:p text:style-name="P4">Non-Functional-Requirement [name: Legal Approval]</text:p>
                        </text:list-item>
                      </text:list>
                    </text:list-item>
                  </text:list>
                </text:list-item>
              </text:list>
            </text:list-item>
          </text:list>
        </text:list-item>
      </text:list>
      <text:p text:style-name="P1"/>
      <text:list xml:id="list31283648" text:continue-numbering="true" text:style-name="L1">
        <text:list-item>
          <text:p text:style-name="P3"><text:span text:style-name="T1">Screen [name: </text:span><text:span text:style-name="T13">Home</text:span><text:span text:style-name="T1">] [</text:span><text:span text:style-name="T17">access:</text:span><text:span text:style-name="T1"> (guest)(registrant)(</text:span><text:span text:style-name="T3">nrn-editor</text:span><text:span text:style-name="T1">)(</text:span><text:span text:style-name="T3">nrn-editor-proxy</text:span><text:span text:style-name="T1">)(er</text:span><text:span text:style-name="T3">-editor</text:span><text:span text:style-name="T1">)(er</text:span><text:span text:style-name="T3">-editor-proxy</text:span><text:span text:style-name="T1">)][process:][width:750px][interface:user] <text:s/>[order:B]</text:span></text:p>
          <text:list>
            <text:list-item>
              <text:p text:style-name="P5">[definition: The home Screen to the application]</text:p>
            </text:list-item>
            <text:list-item>
              <text:p text:style-name="P4">Functional-Requirement [name: Provide Login by Role][text: ]</text:p>
            </text:list-item>
            <text:list-item>
              <text:p text:style-name="P4">Functional-Requirement [name: Restrict Access by Role][text: (er)]</text:p>
            </text:list-item>
            <text:list-item>
              <text:p text:style-name="P4">Req-Ref [name: Email Identity]</text:p>
            </text:list-item>
            <text:list-item>
              <text:p text:style-name="P5">Header [text: Banner Image]</text:p>
            </text:list-item>
            <text:list-item>
              <text:p text:style-name="P5">Title [text: Home]</text:p>
              <text:p text:style-name="P5"/>
            </text:list-item>
            <text:list-item>
              <text:p text:style-name="P3"><text:span text:style-name="T4">Complete Registration</text:span><text:span text:style-name="T8"> </text:span><text:span text:style-name="T7"><text:s/>[type: goto-button][</text:span><text:span text:style-name="T18">access:</text:span><text:span text:style-name="T7"> (registrant),(nrn-help-desk),(er-help-desk)][goto:Registration]</text:span></text:p>
            </text:list-item>
            <text:list-item>
              <text:p text:style-name="P3"><text:span text:style-name="T4">National Register Nominations</text:span><text:span text:style-name="T3"> </text:span><text:span text:style-name="T1"><text:s/>[type: goto-button][</text:span><text:span text:style-name="T17">access:</text:span><text:span text:style-name="T1"> (nrn-help-desk),(er-help-desk)(</text:span><text:span text:style-name="T3">nrn-editor</text:span><text:span text:style-name="T1">)(</text:span><text:span text:style-name="T3">nrn-editor-proxy</text:span><text:span text:style-name="T1">)(er</text:span><text:span text:style-name="T3">-editor</text:span><text:span text:style-name="T1">)(er</text:span><text:span text:style-name="T3">-editor-proxy</text:span><text:span text:style-name="T1">)][goto:National Register Nominations]</text:span></text:p>
            </text:list-item>
            <text:list-item>
              <text:p text:style-name="P3"><text:span text:style-name="T4">Environmental Reviews</text:span><text:span text:style-name="T1"> <text:s/>[type: goto-button][</text:span><text:span text:style-name="T17">access:</text:span><text:span text:style-name="T1"> (nrn-help-desk),(er-help-desk)(nrn-editor)(nrn-editor-proxy)(er-editor)(er-editor-proxy)][goto:Environmental Reviews]</text:span></text:p>
            </text:list-item>
            <text:list-item>
              <text:p text:style-name="P3"><text:span text:style-name="T4">Ask SHPO</text:span><text:span text:style-name="T3"> </text:span><text:span text:style-name="T1">[type: new-button][</text:span><text:span text:style-name="T17">access:</text:span><text:span text:style-name="T1"> (registrant),(nrn-help-desk),(er-help-desk)(nrn-editor)(nrn-editor-proxy)(er-editor)(er-editor-proxy)]</text:span></text:p>
            </text:list-item>
            <text:list-item>
              <text:p text:style-name="P3"><text:span text:style-name="T4">Terms of Use</text:span><text:span text:style-name="T3"> </text:span><text:span text:style-name="T1">[type: goto-button][</text:span><text:span text:style-name="T17">access:</text:span><text:span text:style-name="T1"> (guest)</text:span><text:span text:style-name="T7">(nrn-editor)(nrn-editor-proxy)</text:span><text:span text:style-name="T1">(er-editor)(er-editor-proxy)(</text:span><text:span text:style-name="T3">nrn-editor</text:span><text:span text:style-name="T1">)(</text:span><text:span text:style-name="T3">nrn-editor-proxy</text:span><text:span text:style-name="T1">)(er</text:span><text:span text:style-name="T3">-editor</text:span><text:span text:style-name="T1">)(er</text:span><text:span text:style-name="T3">-editor-proxy</text:span><text:span text:style-name="T1">)][goto:Terms of Use]</text:span></text:p>
            </text:list-item>
            <text:list-item>
              <text:p text:style-name="P3"><text:span text:style-name="T4">Logout</text:span><text:span text:style-name="T3"> </text:span><text:span text:style-name="T1">[type: logout-button][</text:span><text:span text:style-name="T17">access:</text:span><text:span text:style-name="T1"> (registrant),</text:span><text:span text:style-name="T7">(nrn-editor)(nrn-editor-proxy)</text:span><text:span text:style-name="T1">(nrn-help-desk),(er-help-desk)(er-editor)(er-editor-proxy)(</text:span><text:span text:style-name="T3">nrn-editor</text:span><text:span text:style-name="T1">)(</text:span><text:span text:style-name="T3">nrn-editor-proxy</text:span><text:span text:style-name="T1">)(er</text:span><text:span text:style-name="T3">-editor</text:span><text:span text:style-name="T1">)(er</text:span><text:span text:style-name="T3">-editor-proxy</text:span><text:span text:style-name="T1">)][goto:Home]</text:span></text:p>
              <text:list>
                <text:list-header>
                  <text:p text:style-name="P5"/>
                  <text:list>
                    <text:list-header>
                      <text:p text:style-name="P5"/>
                    </text:list-header>
                  </text:list>
                </text:list-header>
              </text:list>
            </text:list-item>
            <text:list-item>
              <text:p text:style-name="P5">####### GUEST #######</text:p>
            </text:list-item>
            <text:list-item>
              <text:p text:style-name="P3"><text:span text:style-name="T1">Screen [name: H-</text:span><text:span text:style-name="T12">1</text:span><text:span text:style-name="T1">][type:textblock][interface:user][</text:span><text:span text:style-name="T17">access:</text:span><text:span text:style-name="T1"> (guest)]</text:span></text:p>
              <text:list>
                <text:list-item>
                  <text:p text:style-name="P5">[definition: Describes the purpose of the Screen for the reader]</text:p>
                </text:list-item>
                <text:list-item>
                  <text:p text:style-name="P3"><text:span text:style-name="T1">Data-Controls [name:PD_Data-Control][ table: </text:span><text:span text:style-name="T14">Screen_Labels</text:span><text:span text:style-name="T1">]</text:span></text:p>
                  <text:list>
                    <text:list-item>
                      <text:p text:style-name="P3"><text:span text:style-name="T1">Label [text: </text:span><text:span text:style-name="T2">Registering will give you immediate access to nominate a property to the National Register of Historic Places. Additional access will depend on your experience and expertise. <text:s/>Some data cannot be disclosed through this web site and to gain access will require a higher level of supervised access. <text:s/>Please answer the questions in this form accurately and to the best of your ability.</text:span><text:span text:style-name="T1">]</text:span></text:p>
                      <text:list>
                        <text:list-item>
                          <text:p text:style-name="P4">Non-Functional-Requirement [name: Requires SHPO Legal approval]</text:p>
                        </text:list-item>
                      </text:list>
                    </text:list-item>
                  </text:list>
                </text:list-item>
              </text:list>
              <text:p text:style-name="P5"/>
            </text:list-item>
            <text:list-item>
              <text:p text:style-name="P5">####### REGISTRANT #######</text:p>
            </text:list-item>
            <text:list-item>
              <text:p text:style-name="P3"><text:span text:style-name="T1">Screen [name: </text:span><text:span text:style-name="T12">Complete Registration Label</text:span><text:span text:style-name="T1">][type:textblock][interface:user][</text:span><text:span text:style-name="T17">access:</text:span><text:span text:style-name="T1"> (</text:span><text:span text:style-name="T3">registrant</text:span><text:span text:style-name="T1">)]</text:span></text:p>
              <text:list>
                <text:list-item>
                  <text:p text:style-name="P5">[definition: Describes the purpose of the Screen for the reader]</text:p>
                </text:list-item>
                <text:list-item>
                  <text:p text:style-name="P3"><text:span text:style-name="T1">Data-Controls [name:PD_Data-Control][ table: </text:span><text:span text:style-name="T14">Screen_Labels</text:span><text:span text:style-name="T1">]</text:span></text:p>
                  <text:list>
                    <text:list-item>
                      <text:p text:style-name="P5">Label [text: You need to complete your registration.]</text:p>
                      <text:p text:style-name="P5"/>
                      <text:list>
                        <text:list-header>
                          <text:p text:style-name="P4"/>
                        </text:list-header>
                      </text:list>
                    </text:list-item>
                  </text:list>
                </text:list-item>
              </text:list>
            </text:list-item>
            <text:list-item>
              <text:p text:style-name="P5">####### GUEST #######</text:p>
            </text:list-item>
            <text:list-item>
              <text:p text:style-name="P3"><text:span text:style-name="T1">Screen [name: </text:span><text:span text:style-name="T12">Login</text:span><text:span text:style-name="T1">][type:in-line][interface:user][</text:span><text:span text:style-name="T17">access:</text:span><text:span text:style-name="T1"> (guest)]</text:span></text:p>
              <text:list>
                <text:list-item>
                  <text:p text:style-name="P5">[definition:Login interface]</text:p>
                </text:list-item>
                <text:list-item>
                  <text:p text:style-name="P3"><text:span text:style-name="T1">Data-Controls [name:DCLogin_Requests][ table: </text:span><text:span text:style-name="T14">Login_Requests</text:span><text:span text:style-name="T1">]</text:span></text:p>
                </text:list-item>
                <text:list-item>
                  <text:p text:style-name="P3"><text:span text:style-name="T5">Login</text:span><text:span text:style-name="T1"> [type: save-button][</text:span><text:span text:style-name="T17">access:</text:span><text:span text:style-name="T1"> (guest)][goto:Registration]</text:span></text:p>
                </text:list-item>
                <text:list-item>
                  <text:p text:style-name="P4">Req-Ref [name: Provide Login by Role]</text:p>
                  <text:p text:style-name="P5"/>
                </text:list-item>
              </text:list>
            </text:list-item>
            <text:list-item>
              <text:p text:style-name="P3"><text:span text:style-name="T1">Screen [name: </text:span><text:span text:style-name="T12">Forget Your Password?</text:span><text:span text:style-name="T1">][type:in-line][interface:user][</text:span><text:span text:style-name="T17">access:</text:span><text:span text:style-name="T1"> (guest)]</text:span></text:p>
              <text:list>
                <text:list-item>
                  <text:p text:style-name="P5">[definition:Forgot your password interface]</text:p>
                </text:list-item>
                <text:list-item>
                  <text:p text:style-name="P3"><text:span text:style-name="T1">Data-Controls [name:DC</text:span><text:span text:style-name="T14">Password_Requests</text:span><text:span text:style-name="T1">][table: </text:span><text:span text:style-name="T14">Password_Requests</text:span><text:span text:style-name="T1">]</text:span></text:p>
                </text:list-item>
                <text:list-item>
                  <text:p text:style-name="P3"><text:span text:style-name="T5">Email me</text:span><text:span text:style-name="T1"> [type: save-button][</text:span><text:span text:style-name="T17">access:</text:span><text:span text:style-name="T1"> (guest)]</text:span></text:p>
                </text:list-item>
                <text:list-item>
                  <text:p text:style-name="P4">Req-Ref [name: Email Identity]</text:p>
                  <text:p text:style-name="P5"/>
                </text:list-item>
              </text:list>
            </text:list-item>
            <text:list-item>
              <text:p text:style-name="P3"><text:span text:style-name="T1">Screen [name: </text:span><text:span text:style-name="T12">First Timers</text:span><text:span text:style-name="T1">][type:in-line][interface:user][</text:span><text:span text:style-name="T17">access:</text:span><text:span text:style-name="T1"> (guest)]</text:span></text:p>
              <text:list>
                <text:list-item>
                  <text:p text:style-name="P5">[definition: Subscreen to request an account.]</text:p>
                </text:list-item>
                <text:list-item>
                  <text:p text:style-name="P5">Description [text: You will need an account to get any further.]</text:p>
                </text:list-item>
                <text:list-item>
                  <text:p text:style-name="P3"><text:span text:style-name="T1">Data-Controls [name: DC</text:span><text:span text:style-name="T14">Registrants</text:span><text:span text:style-name="T1">][table: </text:span><text:span text:style-name="T14">Registrants</text:span><text:span text:style-name="T1">]</text:span></text:p>
                </text:list-item>
                <text:list-item>
                  <text:p text:style-name="P3"><text:span text:style-name="T5">New Account</text:span><text:span text:style-name="T1"> [type: new-button][</text:span><text:span text:style-name="T17">access:</text:span><text:span text:style-name="T1"> (guest)]</text:span></text:p>
                </text:list-item>
                <text:list-item>
                  <text:p text:style-name="P4">Req-Ref [name: Request for Access by Role] </text:p>
                  <text:p text:style-name="P4"/>
                </text:list-item>
              </text:list>
            </text:list-item>
            <text:list-item>
              <text:p text:style-name="P5">####### NRN-EDITOR #######</text:p>
            </text:list-item>
            <text:list-item>
              <text:p text:style-name="P3"><text:span text:style-name="T1">Screen [name: </text:span><text:span text:style-name="T12">NRN Activity Label</text:span><text:span text:style-name="T1">][type:textblock][interface:user][</text:span><text:span text:style-name="T17">access:</text:span><text:span text:style-name="T1"> (</text:span><text:span text:style-name="T3">nrn-editor</text:span><text:span text:style-name="T1">)]</text:span></text:p>
              <text:list>
                <text:list-item>
                  <text:p text:style-name="P5">[definition: Describes the purpose of the Screen for the reader]</text:p>
                </text:list-item>
                <text:list-item>
                  <text:p text:style-name="P3"><text:span text:style-name="T1">Data-Controls [name:PD_</text:span><text:span text:style-name="T12">NRN_Activity_Label</text:span><text:span text:style-name="T1">][ table: </text:span><text:span text:style-name="T14">Screen_Labels</text:span><text:span text:style-name="T1">]</text:span></text:p>
                  <text:list>
                    <text:list-item>
                      <text:p text:style-name="P6">Label [text: Activity Summary.]</text:p>
                      <text:p text:style-name="P6"/>
                    </text:list-item>
                  </text:list>
                </text:list-item>
              </text:list>
            </text:list-item>
            <text:list-item>
              <text:p text:style-name="P3"><text:span text:style-name="T23">Grid</text:span><text:span text:style-name="T1"> [name: NRN Activity Summary] [title: National Register Nomination Activity Summary][type:horizontal][</text:span><text:span text:style-name="T17">access:</text:span><text:span text:style-name="T1"> (</text:span><text:span text:style-name="T3">nrn-editor</text:span><text:span text:style-name="T1">),(nrn-help-desk),(er-help-desk)][width:570px]</text:span></text:p>
              <text:list>
                <text:list-item>
                  <text:p text:style-name="P3"><text:span text:style-name="T1">Data-Controls [name: GridDC</text:span><text:span text:style-name="T14">Activity</text:span><text:span text:style-name="T1">][table: </text:span><text:span text:style-name="T14">NRN_Activity_Summary</text:span><text:span text:style-name="T1">]</text:span></text:p>
                  <text:p text:style-name="P5"/>
                </text:list-item>
              </text:list>
            </text:list-item>
            <text:list-item>
              <text:p text:style-name="P3"><text:span text:style-name="T23">Grid</text:span><text:span text:style-name="T1"> [name: NRN Upcoming Dead Line] [title:National Register Nomination Upcoming Dead Line][type:horizontal][</text:span><text:span text:style-name="T17">access:</text:span><text:span text:style-name="T1"> (</text:span><text:span text:style-name="T3">nrn-editor</text:span><text:span text:style-name="T1">),(nrn-help-desk),(er-help-desk)][width:570px]</text:span></text:p>
              <text:list>
                <text:list-item>
                  <text:p text:style-name="P3"><text:span text:style-name="T1">Data-Controls [name: GridDC</text:span><text:span text:style-name="T26">NRN_Upcoming_Dead_Line </text:span><text:span text:style-name="T1">][table: </text:span><text:span text:style-name="T26">NRN_Upcoming_Dead_Line</text:span><text:span text:style-name="T1">]</text:span></text:p>
                </text:list-item>
              </text:list>
            </text:list-item>
          </text:list>
        </text:list-item>
      </text:list>
      <text:p text:style-name="P1"/>
      <text:list xml:id="list31288928" text:continue-numbering="true" text:style-name="L1">
        <text:list-item>
          <text:list>
            <text:list-item>
              <text:list>
                <text:list-header>
                  <text:p text:style-name="P4"/>
                </text:list-header>
              </text:list>
            </text:list-item>
            <text:list-item>
              <text:p text:style-name="P5">####### NRN-EDITOR-PROXY #######</text:p>
            </text:list-item>
            <text:list-item>
              <text:p text:style-name="P3"><text:span text:style-name="T1">Screen [name: </text:span><text:span text:style-name="T12">NRN Activity Label</text:span><text:span text:style-name="T1">][type:textblock][interface:user][</text:span><text:span text:style-name="T17">access:</text:span><text:span text:style-name="T1"> (</text:span><text:span text:style-name="T3">nrn-editor-proxy</text:span><text:span text:style-name="T1">)]</text:span></text:p>
              <text:list>
                <text:list-item>
                  <text:p text:style-name="P5">[definition: Describes the purpose of the Screen for the reader]</text:p>
                </text:list-item>
                <text:list-item>
                  <text:p text:style-name="P3"><text:span text:style-name="T1">Data-Controls [name:PD_</text:span><text:span text:style-name="T12">NRN_Activity_Label</text:span><text:span text:style-name="T1">][ table: </text:span><text:span text:style-name="T14">Screen_Labels</text:span><text:span text:style-name="T1">]</text:span></text:p>
                  <text:list>
                    <text:list-item>
                      <text:p text:style-name="P6">Label [text: Proxy Activity Summary.]</text:p>
                      <text:p text:style-name="P6"/>
                    </text:list-item>
                  </text:list>
                </text:list-item>
              </text:list>
            </text:list-item>
            <text:list-item>
              <text:p text:style-name="P3"><text:span text:style-name="T23">Grid</text:span><text:span text:style-name="T1"> [name: NRN Activity Summary] [title: National Register Nomination Activity Summary][type:horizontal][</text:span><text:span text:style-name="T17">access:</text:span><text:span text:style-name="T1"> (</text:span><text:span text:style-name="T3">nrn-editor-proxy</text:span><text:span text:style-name="T1">),(nrn-help-desk),(er-help-desk)][width:570px]</text:span></text:p>
              <text:list>
                <text:list-item>
                  <text:p text:style-name="P3"><text:span text:style-name="T1">Data-Controls [name: GridDC</text:span><text:span text:style-name="T14">Activity</text:span><text:span text:style-name="T1">][table: </text:span><text:span text:style-name="T14">NRN_Activity_Summary</text:span><text:span text:style-name="T1">]</text:span></text:p>
                  <text:p text:style-name="P5"/>
                </text:list-item>
              </text:list>
            </text:list-item>
            <text:list-item>
              <text:p text:style-name="P3"><text:span text:style-name="T23">Grid</text:span><text:span text:style-name="T1"> [name: NRN Upcoming Dead Line] [title:National Register Nomination Upcoming Dead Line][type:horizontal][</text:span><text:span text:style-name="T17">access:</text:span><text:span text:style-name="T1"> (</text:span><text:span text:style-name="T3">nrn-editor-proxy</text:span><text:span text:style-name="T1">),(nrn-help-desk),(er-help-desk)][width:570px]</text:span></text:p>
              <text:list>
                <text:list-item>
                  <text:p text:style-name="P5">Data-Controls [name: GridDC<text:span text:style-name="T25">NRN_Upcoming_Dead_Line </text:span>][table: <text:span text:style-name="T25">NRN_Upcoming_Dead_Line</text:span>]</text:p>
                </text:list-item>
              </text:list>
            </text:list-item>
          </text:list>
        </text:list-item>
      </text:list>
      <text:p text:style-name="P1"/>
      <text:list xml:id="list31286819" text:continue-numbering="true" text:style-name="L1">
        <text:list-item>
          <text:list>
            <text:list-item>
              <text:list>
                <text:list-header>
                  <text:p text:style-name="P4"/>
                </text:list-header>
              </text:list>
            </text:list-item>
            <text:list-item>
              <text:p text:style-name="P5">####### ER-EDITOR #######</text:p>
            </text:list-item>
            <text:list-item>
              <text:p text:style-name="P3"><text:span text:style-name="T1">Screen [name: ER</text:span><text:span text:style-name="T12"> Activity Label</text:span><text:span text:style-name="T1">][type:textblock][interface:user][</text:span><text:span text:style-name="T17">access:</text:span><text:span text:style-name="T1"> (er</text:span><text:span text:style-name="T3">-editor</text:span><text:span text:style-name="T1">)]</text:span></text:p>
              <text:list>
                <text:list-item>
                  <text:p text:style-name="P5">[definition: Describes the purpose of the Screen for the reader]</text:p>
                </text:list-item>
                <text:list-item>
                  <text:p text:style-name="P3"><text:span text:style-name="T1">Data-Controls [name:PD_ER</text:span><text:span text:style-name="T12">_Activity_Label</text:span><text:span text:style-name="T1">][ table: </text:span><text:span text:style-name="T14">Screen_Labels</text:span><text:span text:style-name="T1">]</text:span></text:p>
                  <text:list>
                    <text:list-item>
                      <text:p text:style-name="P6">Label [text: ER Activity Summary.]</text:p>
                      <text:p text:style-name="P6"/>
                    </text:list-item>
                  </text:list>
                </text:list-item>
              </text:list>
            </text:list-item>
            <text:list-item>
              <text:p text:style-name="P3"><text:span text:style-name="T23">Grid</text:span><text:span text:style-name="T1"> [name: ER Activity Summary] [title: Environmental Review Activity Summary][type:horizontal][</text:span><text:span text:style-name="T17">access:</text:span><text:span text:style-name="T1"> (er</text:span><text:span text:style-name="T3">-editor</text:span><text:span text:style-name="T1">),(nrn-help-desk),(er-help-desk)][width:570px]</text:span></text:p>
              <text:list>
                <text:list-item>
                  <text:p text:style-name="P3"><text:span text:style-name="T1">Data-Controls [name: GridDC</text:span><text:span text:style-name="T14">Activity</text:span><text:span text:style-name="T1">][table: </text:span><text:span text:style-name="T14">NRN_Activity_Summary</text:span><text:span text:style-name="T1">]</text:span></text:p>
                  <text:list>
                    <text:list-item>
                      <text:p text:style-name="P5">Hidden-Value [name:act_type][value:National-Register]</text:p>
                    </text:list-item>
                  </text:list>
                  <text:p text:style-name="P5"/>
                </text:list-item>
              </text:list>
            </text:list-item>
            <text:list-item>
              <text:p text:style-name="P3"><text:span text:style-name="T23">Grid</text:span><text:span text:style-name="T1"> [name: ER Upcoming Dead Line] [title:Environmental Review Upcoming Dead Line][type:horizontal][</text:span><text:span text:style-name="T17">access:</text:span><text:span text:style-name="T1"> (er</text:span><text:span text:style-name="T3">-editor</text:span><text:span text:style-name="T1">),(nrn-help-desk),(er-help-desk)][width:570px]</text:span></text:p>
              <text:list>
                <text:list-item>
                  <text:p text:style-name="P5">Data-Controls [name: GridDCER<text:span text:style-name="T25">_Upcoming_Dead_Line </text:span>][table: NRN<text:span text:style-name="T25">_Upcoming_Dead_Line</text:span>]</text:p>
                  <text:list>
                    <text:list-item>
                      <text:p text:style-name="P5">Hidden-Value [name:act_type][value:Environmental-Review]</text:p>
                    </text:list-item>
                  </text:list>
                </text:list-item>
              </text:list>
            </text:list-item>
          </text:list>
        </text:list-item>
      </text:list>
      <text:p text:style-name="P1"/>
      <text:p text:style-name="P1"/>
      <text:list xml:id="list31297878" text:continue-numbering="true" text:style-name="L1">
        <text:list-item>
          <text:list>
            <text:list-item>
              <text:list>
                <text:list-header>
                  <text:p text:style-name="P4"/>
                </text:list-header>
              </text:list>
            </text:list-item>
            <text:list-item>
              <text:p text:style-name="P5">####### ER-EDITOR-PROXY #######</text:p>
            </text:list-item>
            <text:list-item>
              <text:p text:style-name="P3"><text:span text:style-name="T1">Screen [name: ER</text:span><text:span text:style-name="T12"> Proxy Activity Label</text:span><text:span text:style-name="T1">][type:textblock][interface:user][</text:span><text:span text:style-name="T17">access:</text:span><text:span text:style-name="T1"> (er</text:span><text:span text:style-name="T3">-editor-proxy</text:span><text:span text:style-name="T1">)]</text:span></text:p>
              <text:list>
                <text:list-item>
                  <text:p text:style-name="P5">[definition: Describes the purpose of the Screen for the reader]</text:p>
                </text:list-item>
                <text:list-item>
                  <text:p text:style-name="P3"><text:span text:style-name="T1">Data-Controls [name:PD_ER_Proxy</text:span><text:span text:style-name="T12">_Activity_Label</text:span><text:span text:style-name="T1">][ table: </text:span><text:span text:style-name="T14">Screen_Labels</text:span><text:span text:style-name="T1">]</text:span></text:p>
                  <text:list>
                    <text:list-item>
                      <text:p text:style-name="P6">Label [text: ER Proxy Activity Summary.]</text:p>
                      <text:p text:style-name="P6"/>
                    </text:list-item>
                  </text:list>
                </text:list-item>
              </text:list>
            </text:list-item>
            <text:list-item>
              <text:p text:style-name="P3"><text:span text:style-name="T23">Grid</text:span><text:span text:style-name="T1"> [name: Environmental Review <text:s/>Proxy Activity Summary] [title: Environmental Review Proxy Activity Summary][type:horizontal][</text:span><text:span text:style-name="T17">access:</text:span><text:span text:style-name="T1"> (er</text:span><text:span text:style-name="T3">-editor-proxy</text:span><text:span text:style-name="T1">),(nrn-help-desk),(er-help-desk)][width:570px]</text:span></text:p>
              <text:list>
                <text:list-item>
                  <text:p text:style-name="P3"><text:span text:style-name="T1">Data-Controls [name: GridDC</text:span><text:span text:style-name="T14">Activity</text:span><text:span text:style-name="T1">][table: </text:span><text:span text:style-name="T14">NRN_Activity_Summary</text:span><text:span text:style-name="T1">]</text:span></text:p>
                  <text:list>
                    <text:list-item>
                      <text:p text:style-name="P5">Hidden-Value [name:act_type][value:Environmental-Review]</text:p>
                    </text:list-item>
                  </text:list>
                  <text:p text:style-name="P5"/>
                </text:list-item>
              </text:list>
            </text:list-item>
            <text:list-item>
              <text:p text:style-name="P3"><text:span text:style-name="T23">Grid</text:span><text:span text:style-name="T1"> [name: Environmental Review Upcoming Dead Line] [title:Environmental Review Upcoming Dead Line][type:horizontal][</text:span><text:span text:style-name="T17">access:</text:span><text:span text:style-name="T1"> (er</text:span><text:span text:style-name="T3">-editor-proxy</text:span><text:span text:style-name="T1">),(nrn-help-desk),(er-help-desk)][width:570px]</text:span></text:p>
              <text:list>
                <text:list-item>
                  <text:p text:style-name="P5">Data-Controls [name: GridDCERP<text:span text:style-name="T25">_Upcoming_Dead_Line </text:span>][table: NRN<text:span text:style-name="T25">_Upcoming_Dead_Line</text:span>]</text:p>
                  <text:list>
                    <text:list-item>
                      <text:p text:style-name="P5">Hidden-Value [name:act_type][value:Environmental-Review]</text:p>
                    </text:list-item>
                  </text:list>
                </text:list-item>
              </text:list>
            </text:list-item>
          </text:list>
        </text:list-item>
      </text:list>
      <text:p text:style-name="P1"/>
      <text:list xml:id="list31293128" text:continue-numbering="true" text:style-name="L1">
        <text:list-item>
          <text:list>
            <text:list-item>
              <text:p text:style-name="P5">Disclaimer [text:]</text:p>
            </text:list-item>
            <text:list-item>
              <text:p text:style-name="P5">Footer [text: footer]</text:p>
            </text:list-item>
          </text:list>
        </text:list-item>
      </text:list>
      <text:p text:style-name="P1"/>
      <text:list xml:id="list31274500" text:continue-numbering="true" text:style-name="L1">
        <text:list-item>
          <text:p text:style-name="P3"><text:span text:style-name="T1">Screen [name: </text:span><text:span text:style-name="T13">Home SHPO </text:span><text:span text:style-name="T1">] [</text:span><text:span text:style-name="T17">access:</text:span><text:span text:style-name="T3"> </text:span><text:span text:style-name="T9">(gov-guest)</text:span><text:span text:style-name="T1">(gov-registrant)</text:span><text:span text:style-name="T10">(nrn-reviewer)</text:span><text:span text:style-name="T1">(nrn-approver),(nrn-manager)(er-reviewer)(er-approver)(er-manager)] [process:][width:750px][interface:user] [order:A]</text:span></text:p>
          <text:list>
            <text:list-item>
              <text:p text:style-name="P5">[definition: The home Screen to the application]</text:p>
            </text:list-item>
            <text:list-item>
              <text:p text:style-name="P4">Functional-Requirement [name: Request for Access by Role] <text:s/>[text: <text:s/>Potential user must have a screen to request access from the administrator.]</text:p>
            </text:list-item>
            <text:list-item>
              <text:p text:style-name="P4">Functional-Requirement [name: Provide Login by Role][text: ]</text:p>
            </text:list-item>
            <text:list-item>
              <text:p text:style-name="P4">Functional-Requirement [name: Email Identity][text: users must be identifiable to the system by their email address]</text:p>
            </text:list-item>
            <text:list-item>
              <text:p text:style-name="P4"/>
            </text:list-item>
            <text:list-item>
              <text:p text:style-name="P5">Header [text: Banner Image]</text:p>
            </text:list-item>
            <text:list-item>
              <text:p text:style-name="P5">Title [text: Home SHPO]</text:p>
            </text:list-item>
            <text:list-item>
              <text:p text:style-name="P5"/>
            </text:list-item>
            <text:list-item>
              <text:p text:style-name="P3"><text:span text:style-name="T4">Complete Registration</text:span><text:span text:style-name="T8"> </text:span><text:span text:style-name="T7"><text:s/>[type: goto-button][</text:span><text:span text:style-name="T18">access:</text:span><text:span text:style-name="T7"> (gov-registrant)][goto:Registration]</text:span></text:p>
            </text:list-item>
            <text:list-item>
              <text:p text:style-name="P3"><text:span text:style-name="T4">Terms of Use</text:span><text:span text:style-name="T1"> [type: goto-button][</text:span><text:span text:style-name="T17">access:</text:span><text:span text:style-name="T1"> </text:span><text:span text:style-name="T9">(gov-guest)</text:span><text:span text:style-name="T1"> (gov-registrant)</text:span><text:span text:style-name="T10">(nrn-reviewer)</text:span><text:span text:style-name="T1">][goto:Terms of Use]</text:span></text:p>
            </text:list-item>
            <text:list-item>
              <text:p text:style-name="P5"/>
            </text:list-item>
            <text:list-item>
              <text:p text:style-name="P5"/>
            </text:list-item>
            <text:list-item>
              <text:p text:style-name="P5">##### LOGIN </text:p>
            </text:list-item>
            <text:list-item>
              <text:p text:style-name="P5">####### GOV-GUEST</text:p>
            </text:list-item>
            <text:list-item>
              <text:p text:style-name="P3"><text:span text:style-name="T1">Screen [name: SHPO </text:span><text:span text:style-name="T12">Login</text:span><text:span text:style-name="T1">][type:in-line][interface:user][</text:span><text:span text:style-name="T17">access:</text:span><text:span text:style-name="T1"> </text:span><text:span text:style-name="T9">(gov-guest)</text:span><text:span text:style-name="T1">]</text:span></text:p>
              <text:list>
                <text:list-item>
                  <text:p text:style-name="P5">[definition:Login interface]</text:p>
                </text:list-item>
                <text:list-item>
                  <text:p text:style-name="P3"><text:span text:style-name="T1">Data-Controls [name:DCLogin_Requests][ table: </text:span><text:span text:style-name="T14">Login_Requests</text:span><text:span text:style-name="T1">]</text:span></text:p>
                </text:list-item>
                <text:list-item>
                  <text:p text:style-name="P3"><text:span text:style-name="T4">Login</text:span><text:span text:style-name="T1"> [type: save-button][</text:span><text:span text:style-name="T17">access:</text:span><text:span text:style-name="T1"> </text:span><text:span text:style-name="T9">(gov-guest)</text:span><text:span text:style-name="T10">(nrn-reviewer)</text:span><text:span text:style-name="T1">][goto:SHPO Home]</text:span></text:p>
                </text:list-item>
                <text:list-item>
                  <text:p text:style-name="P4">Req-Ref [name: Provide Login by Role]</text:p>
                </text:list-item>
                <text:list-item>
                  <text:p text:style-name="P5"/>
                </text:list-item>
              </text:list>
            </text:list-item>
            <text:list-item>
              <text:p text:style-name="P4">##### Forget Your Password </text:p>
            </text:list-item>
            <text:list-item>
              <text:p text:style-name="P4">##### GOV-GUEST</text:p>
            </text:list-item>
            <text:list-item>
              <text:p text:style-name="P3"><text:span text:style-name="T1">Screen [name: </text:span><text:span text:style-name="T12">Forget Your Password?</text:span><text:span text:style-name="T1">][type:in-line][interface:user][</text:span><text:span text:style-name="T17">access:</text:span><text:span text:style-name="T1"> </text:span><text:span text:style-name="T9">(gov-guest)</text:span><text:span text:style-name="T1"> ]</text:span></text:p>
              <text:list>
                <text:list-item>
                  <text:p text:style-name="P5">[definition:Forgot your password interface]</text:p>
                </text:list-item>
                <text:list-item>
                  <text:p text:style-name="P3"><text:span text:style-name="T1">Data-Controls [name:DC</text:span><text:span text:style-name="T14">Password_Requests</text:span><text:span text:style-name="T1">][table: </text:span><text:span text:style-name="T14">Password_Requests</text:span><text:span text:style-name="T1">]</text:span></text:p>
                </text:list-item>
                <text:list-item>
                  <text:p text:style-name="P3"><text:span text:style-name="T5">Email me</text:span><text:span text:style-name="T1"> [type: save-button][</text:span><text:span text:style-name="T17">access:</text:span><text:span text:style-name="T1"> </text:span><text:span text:style-name="T9">(gov-guest)</text:span><text:span text:style-name="T1">]</text:span></text:p>
                </text:list-item>
                <text:list-item>
                  <text:p text:style-name="P4">Req-Ref [name: Email Identity]</text:p>
                </text:list-item>
                <text:list-item>
                  <text:p text:style-name="P4">Req-Ref [name: Role Dependent Display]</text:p>
                </text:list-item>
                <text:list-item>
                  <text:p text:style-name="P5"/>
                </text:list-item>
              </text:list>
            </text:list-item>
            <text:list-item>
              <text:p text:style-name="P3"><text:span text:style-name="T1">##### FIRST TIME </text:span></text:p>
            </text:list-item>
            <text:list-item>
              <text:p text:style-name="P3"><text:span text:style-name="T1">##### GOV-GUEST</text:span></text:p>
            </text:list-item>
            <text:list-item>
              <text:p text:style-name="P3"><text:span text:style-name="T1">Screen [name: </text:span><text:span text:style-name="T12">First Timers</text:span><text:span text:style-name="T1">][type:in-line][interface:user][</text:span><text:span text:style-name="T17">access:</text:span><text:span text:style-name="T1"> </text:span><text:span text:style-name="T9">(gov-guest)</text:span><text:span text:style-name="T1">]</text:span></text:p>
              <text:list>
                <text:list-item>
                  <text:p text:style-name="P5">[definition: Subscreen to request an account.]</text:p>
                </text:list-item>
                <text:list-item>
                  <text:p text:style-name="P5">Description [text: You will need an account to get any further.]</text:p>
                </text:list-item>
                <text:list-item>
                  <text:p text:style-name="P3"><text:span text:style-name="T1">Data-Controls [name: DC</text:span><text:span text:style-name="T14">Registrants</text:span><text:span text:style-name="T1">][table: </text:span><text:span text:style-name="T14">Registrants</text:span><text:span text:style-name="T1">]</text:span></text:p>
                </text:list-item>
                <text:list-item>
                  <text:p text:style-name="P3"><text:span text:style-name="T4">New <text:s/>Account</text:span><text:span text:style-name="T1"> [type: new-button][</text:span><text:span text:style-name="T17">access:</text:span><text:span text:style-name="T1"> </text:span><text:span text:style-name="T9">(gov-guest)</text:span><text:span text:style-name="T1">]</text:span></text:p>
                </text:list-item>
                <text:list-item>
                  <text:p text:style-name="P4">Req-Ref [name: Request for Access by Role]</text:p>
                </text:list-item>
                <text:list-item>
                  <text:p text:style-name="P4">Req-Ref [name: Role Dependent Display] </text:p>
                </text:list-item>
                <text:list-item>
                  <text:p text:style-name="P4"/>
                </text:list-item>
              </text:list>
            </text:list-item>
            <text:list-item>
              <text:p text:style-name="P5">##### COMPLETE REGISTRATION LABEL</text:p>
            </text:list-item>
            <text:list-item>
              <text:p text:style-name="P5">##### GOV-REGISTRANT <text:s/></text:p>
            </text:list-item>
            <text:list-item>
              <text:p text:style-name="P3"><text:span text:style-name="T1">Screen [name: </text:span><text:span text:style-name="T12">Complete Registration Label</text:span><text:span text:style-name="T1">][type:textblock][interface:user][</text:span><text:span text:style-name="T17">access:</text:span><text:span text:style-name="T1"> (gov-registrant)]</text:span></text:p>
              <text:list>
                <text:list-item>
                  <text:p text:style-name="P5">[definition: Describes the purpose of the Screen for the reader]</text:p>
                </text:list-item>
                <text:list-item>
                  <text:p text:style-name="P3"><text:span text:style-name="T1">Data-Controls [name:PD_Data-Control][ table: </text:span><text:span text:style-name="T14">Screen_Labels</text:span><text:span text:style-name="T1">]</text:span></text:p>
                  <text:list>
                    <text:list-item>
                      <text:p text:style-name="P3"><text:span text:style-name="T1">Label [text: You need to complete your registration.]</text:span></text:p>
                    </text:list-item>
                    <text:list-item>
                      <text:p text:style-name="P5"/>
                    </text:list-item>
                  </text:list>
                </text:list-item>
              </text:list>
            </text:list-item>
            <text:list-item>
              <text:p text:style-name="P5">##### COMPLETE REGISTRATION CONTROL</text:p>
            </text:list-item>
            <text:list-item>
              <text:p text:style-name="P6">##### GOV-REGISTRANT </text:p>
            </text:list-item>
            <text:list-item>
              <text:p text:style-name="P3"><text:span text:style-name="T1">Screen [name: Help-Desk Label][type:</text:span><text:span text:style-name="T3">textblock</text:span><text:span text:style-name="T1">][interface:user][</text:span><text:span text:style-name="T17">access:</text:span><text:span text:style-name="T1"> (gov-registrant)]</text:span></text:p>
              <text:list>
                <text:list-item>
                  <text:p text:style-name="P5">[definition: Describes the purpose of the Help Desk to the reader]</text:p>
                </text:list-item>
                <text:list-item>
                  <text:p text:style-name="P3"><text:span text:style-name="T1">Data-Controls [name:PD_Data-Control][ table: </text:span><text:span text:style-name="T14">Screen_Labels</text:span><text:span text:style-name="T1">]</text:span></text:p>
                  <text:list>
                    <text:list-item>
                      <text:p text:style-name="P3"><text:span text:style-name="T1">Label [text: You may request a help-desk access when you need to help someone over the phone.</text:span><text:span text:style-name="T2"> </text:span><text:span text:style-name="T1">]</text:span></text:p>
                      <text:list>
                        <text:list-item>
                          <text:p text:style-name="P4">Non-Functional-Requirement [name: Requires SHPO Legal approval]</text:p>
                        </text:list-item>
                        <text:list-item>
                          <text:p text:style-name="P4"><text:span text:style-name="T1"/></text:p>
                        </text:list-item>
                      </text:list>
                    </text:list-item>
                  </text:list>
                </text:list-item>
              </text:list>
            </text:list-item>
            <text:list-item>
              <text:p text:style-name="P3"><text:span text:style-name="T1"/></text:p>
            </text:list-item>
            <text:list-item>
              <text:p text:style-name="P3"><text:span text:style-name="T1">##### REGISTRATION INTRO</text:span></text:p>
            </text:list-item>
            <text:list-item>
              <text:p text:style-name="P3"><text:span text:style-name="T1">##### no guest</text:span></text:p>
            </text:list-item>
            <text:list-item>
              <text:p text:style-name="P3"><text:span text:style-name="T1">Screen [name: </text:span><text:span text:style-name="T12">REGISTRATION INTRO Lable</text:span><text:span text:style-name="T1">][type:textblock][interface:user][</text:span><text:span text:style-name="T17">access:</text:span><text:span text:style-name="T1"> </text:span><text:span text:style-name="T1">]</text:span></text:p>
              <text:list>
                <text:list-item>
                  <text:p text:style-name="P5">[definition: Describes the purpose of the Screen for the reader]</text:p>
                </text:list-item>
                <text:list-item>
                  <text:p text:style-name="P3"><text:span text:style-name="T1">Data-Controls [name:PD_Data-Control][ table: </text:span><text:span text:style-name="T14">Screen_Labels</text:span><text:span text:style-name="T1">]</text:span></text:p>
                  <text:list>
                    <text:list-item>
                      <text:p text:style-name="P3"><text:span text:style-name="T1">Label [text: </text:span><text:span text:style-name="T2">Registering will set up an account and give you the ability to request additonal privileges. Additional access will depend on your experience and expertise. <text:s/>Some data cannot be disclosed through this web site and to gain access will require a higher level of supervised access. </text:span><text:span text:style-name="T1">]</text:span></text:p>
                      <text:list>
                        <text:list-item>
                          <text:p text:style-name="P4">Non-Functional-Requirement [name: Requires SHPO Legal approval]</text:p>
                        </text:list-item>
                        <text:list-item>
                          <text:p text:style-name="P4"/>
                        </text:list-item>
                      </text:list>
                    </text:list-item>
                  </text:list>
                </text:list-item>
              </text:list>
            </text:list-item>
            <text:list-item>
              <text:p text:style-name="P3"><text:span text:style-name="T1">##### HELP-DESK REGISTRANT LOGIN</text:span></text:p>
            </text:list-item>
            <text:list-item>
              <text:p text:style-name="P3"><text:span text:style-name="T1">##### NRN-HELP-DESK</text:span></text:p>
            </text:list-item>
            <text:list-item>
              <text:p text:style-name="P3"><text:span text:style-name="T1">Screen [name: </text:span><text:span text:style-name="T12">HelpDesk Login</text:span><text:span text:style-name="T1">][type:in-line][interface:user][</text:span><text:span text:style-name="T17">access:</text:span><text:span text:style-name="T1"> </text:span><text:span text:style-name="T1">(nrn-help-desk)]</text:span></text:p>
              <text:list>
                <text:list-item>
                  <text:p text:style-name="P5">[definition:HelpDesk Login interface]</text:p>
                </text:list-item>
                <text:list-item>
                  <text:p text:style-name="P3"><text:span text:style-name="T1">Data-Controls [name:DCHDLogin_Requests][ table: </text:span><text:span text:style-name="T14">Login_Requests</text:span><text:span text:style-name="T1">]</text:span></text:p>
                </text:list-item>
                <text:list-item>
                  <text:p text:style-name="P3"><text:span text:style-name="T4">Login</text:span><text:span text:style-name="T1"> [type: save-button][</text:span><text:span text:style-name="T17">access:</text:span><text:span text:style-name="T1"> </text:span><text:span text:style-name="T9">(gov-guest)</text:span><text:span text:style-name="T1">][goto:Registration]</text:span></text:p>
                </text:list-item>
                <text:list-item>
                  <text:p text:style-name="P4">Req-Ref [name: Provide Login by Role]</text:p>
                </text:list-item>
                <text:list-item>
                  <text:p text:style-name="P4">Req-Ref [name: Role Dependent Display]</text:p>
                </text:list-item>
              </text:list>
            </text:list-item>
            <text:list-item>
              <text:p text:style-name="P6"/>
            </text:list-item>
            <text:list-item>
              <text:p text:style-name="P4"/>
            </text:list-item>
            <text:list-item>
              <text:p text:style-name="P4"/>
            </text:list-item>
            <text:list-item>
              <text:p text:style-name="P5">##### NRN HELP-DESK-PRIVILEGES</text:p>
            </text:list-item>
            <text:list-item>
              <text:p text:style-name="P5">##### All but NRN <text:s/></text:p>
            </text:list-item>
            <text:list-item>
              <text:p text:style-name="P3"><text:span text:style-name="T1">Screen [name: </text:span><text:span text:style-name="T12">NRN HelpDesk Privileges</text:span><text:span text:style-name="T1">][type:in-line][interface:user][</text:span><text:span text:style-name="T17">access:</text:span><text:span text:style-name="T1"> </text:span><text:span text:style-name="T1">]</text:span></text:p>
              <text:list>
                <text:list-item>
                  <text:p text:style-name="P5">[definition: Subscreen for someone to request a help desk account.]</text:p>
                </text:list-item>
                <text:list-item>
                  <text:p text:style-name="P5">Description [text: You will need a help desk account to get any further.]</text:p>
                </text:list-item>
                <text:list-item>
                  <text:p text:style-name="P3"><text:span text:style-name="T1">Data-Controls [name: DC</text:span><text:span text:style-name="T14">Registrant_Roles</text:span><text:span text:style-name="T1">][table: </text:span><text:span text:style-name="T14">Registrant_Roles</text:span><text:span text:style-name="T1">]</text:span></text:p>
                  <text:list>
                    <text:list-item>
                      <text:p text:style-name="P5">Hidden-Value [name:rl_type][value:]</text:p>
                    </text:list-item>
                  </text:list>
                </text:list-item>
                <text:list-item>
                  <text:p text:style-name="P5"><text:span text:style-name="T22">Request Privilege</text:span> [type: new-button][<text:span text:style-name="T20">access:</text:span> ]</text:p>
                </text:list-item>
                <text:list-item>
                  <text:p text:style-name="P4">Requirement [name: Request for Access by Role]</text:p>
                </text:list-item>
                <text:list-item>
                  <text:p text:style-name="P4">Req-Ref [name: Role Dependent Display] </text:p>
                </text:list-item>
                <text:list-item>
                  <text:p text:style-name="P4"/>
                </text:list-item>
              </text:list>
            </text:list-item>
            <text:list-item>
              <text:p text:style-name="P5">##### FIRST TIME ER HELP-DESK</text:p>
            </text:list-item>
            <text:list-item>
              <text:p text:style-name="P5">##### All but ER</text:p>
            </text:list-item>
            <text:list-item>
              <text:p text:style-name="P3"><text:span text:style-name="T1">Screen [name: </text:span><text:span text:style-name="T12">ER HelpDesk Privileges</text:span><text:span text:style-name="T1">][type:in-line][interface:user][</text:span><text:span text:style-name="T17">access:</text:span><text:span text:style-name="T1"> ]</text:span></text:p>
              <text:list>
                <text:list-item>
                  <text:p text:style-name="P5">[definition: Subscreen for someone to request a help desk account.]</text:p>
                </text:list-item>
                <text:list-item>
                  <text:p text:style-name="P5">Description [text: You will need a help desk account to get any further.]</text:p>
                </text:list-item>
                <text:list-item>
                  <text:p text:style-name="P3"><text:span text:style-name="T1">Data-Controls [name: DC</text:span><text:span text:style-name="T14">Registrant_Roles</text:span><text:span text:style-name="T1">][table: </text:span><text:span text:style-name="T14">Registrant_Roles</text:span><text:span text:style-name="T1">]</text:span></text:p>
                  <text:list>
                    <text:list-item>
                      <text:p text:style-name="P5">Hidden-Value [name:rl_type][value:(er-help-desk)]</text:p>
                    </text:list-item>
                  </text:list>
                </text:list-item>
                <text:list-item>
                  <text:p text:style-name="P5"><text:span text:style-name="T22">Request Privilege</text:span> [type: new-button][<text:span text:style-name="T20">access:</text:span> ]</text:p>
                </text:list-item>
                <text:list-item>
                  <text:p text:style-name="P4">Requirement [name: Request for Access by Role]</text:p>
                </text:list-item>
                <text:list-item>
                  <text:p text:style-name="P4">Req-Ref [name: Role Dependent Display] </text:p>
                </text:list-item>
                <text:list-item>
                  <text:p text:style-name="P4"/>
                </text:list-item>
              </text:list>
            </text:list-item>
            <text:list-item>
              <text:p text:style-name="P3"><text:span text:style-name="T1">#### <text:s/>BREAK for REVIEWER</text:span></text:p>
            </text:list-item>
            <text:list-item>
              <text:p text:style-name="P3"><text:span text:style-name="T1">Screen [name: </text:span><text:span text:style-name="T12">Reviewer Privileges Label</text:span><text:span text:style-name="T1">][type:</text:span><text:span text:style-name="T3">textblock</text:span><text:span text:style-name="T1">][interface:user][</text:span><text:span text:style-name="T17">access:</text:span><text:span text:style-name="T1"> ]</text:span></text:p>
              <text:list>
                <text:list-item>
                  <text:p text:style-name="P5">[definition: Describes the purpose of the National Register to the reader]</text:p>
                </text:list-item>
                <text:list-item>
                  <text:p text:style-name="P3"><text:span text:style-name="T1">Data-Controls [name:PD_Data-Control][ table: </text:span><text:span text:style-name="T14">Screen_Labels</text:span><text:span text:style-name="T1">]</text:span></text:p>
                  <text:list>
                    <text:list-item>
                      <text:p text:style-name="P5">Label [text: Process roles for the National Register. <text:s/>Requesting this role does not guarantee you will recieve this role.]</text:p>
                    </text:list-item>
                    <text:list-item>
                      <text:p text:style-name="P4">Non-Functional-Requirement [name: Requires SHPO Legal approval]</text:p>
                      <text:p text:style-name="P4"/>
                    </text:list-item>
                  </text:list>
                </text:list-item>
              </text:list>
            </text:list-item>
            <text:list-item>
              <text:p text:style-name="P5">##### FIRST TIME NRN REVIEWER</text:p>
            </text:list-item>
            <text:list-item>
              <text:p text:style-name="P3"><text:span text:style-name="T1">Screen [name: </text:span><text:span text:style-name="T12">First Time National Register Reviewer</text:span><text:span text:style-name="T1">][type:in-line][interface:user][</text:span><text:span text:style-name="T17">access:</text:span><text:span text:style-name="T1"> </text:span><text:span text:style-name="T10"><text:s/>(nrn-reviewer)</text:span><text:span text:style-name="T1">]</text:span></text:p>
              <text:list>
                <text:list-item>
                  <text:p text:style-name="P5">[definition: Subscreen for someone to request a reviewer account.]</text:p>
                </text:list-item>
                <text:list-item>
                  <text:p text:style-name="P5">Description [text: You will need a reviewer account to get any further.]</text:p>
                </text:list-item>
                <text:list-item>
                  <text:p text:style-name="P3"><text:span text:style-name="T1">Data-Controls [name: DC</text:span><text:span text:style-name="T14">Registrants</text:span><text:span text:style-name="T1">][table: </text:span><text:span text:style-name="T14">Registrant_Roles</text:span><text:span text:style-name="T1">]</text:span></text:p>
                  <text:list>
                    <text:list-item>
                      <text:p text:style-name="P5">Hidden-Value [name:rl_type][value:<text:span text:style-name="T28">(nrn-reviewer)</text:span>]</text:p>
                    </text:list-item>
                  </text:list>
                </text:list-item>
                <text:list-item>
                  <text:p text:style-name="P3"><text:span text:style-name="T4">Request Privilege</text:span><text:span text:style-name="T1"> [type: new-button][</text:span><text:span text:style-name="T17">access</text:span><text:span text:style-name="T16">:</text:span><text:span text:style-name="T1"> </text:span><text:span text:style-name="T10"><text:s/>(nrn-reviewer)</text:span><text:span text:style-name="T1">]</text:span></text:p>
                </text:list-item>
                <text:list-item>
                  <text:p text:style-name="P4">Requirement [name: Request for Access by Role]</text:p>
                </text:list-item>
                <text:list-item>
                  <text:p text:style-name="P4">Req-Ref [name: Role Dependent Display] </text:p>
                </text:list-item>
                <text:list-item>
                  <text:p text:style-name="P4"/>
                </text:list-item>
              </text:list>
            </text:list-item>
            <text:list-item>
              <text:p text:style-name="P5">##### FIRST TIME NRN MANAGER</text:p>
            </text:list-item>
            <text:list-item>
              <text:p text:style-name="P3"><text:span text:style-name="T1">Screen [name: </text:span><text:span text:style-name="T12">First Time National Register Manager</text:span><text:span text:style-name="T1">][type:in-line][interface:user][</text:span><text:span text:style-name="T17">access:</text:span><text:span text:style-name="T1"> </text:span><text:span text:style-name="T10"><text:s/></text:span><text:span text:style-name="T1">]</text:span></text:p>
              <text:list>
                <text:list-item>
                  <text:p text:style-name="P5">[definition: Subscreen for someone to request a manager role.]</text:p>
                </text:list-item>
                <text:list-item>
                  <text:p text:style-name="P5">Description [text: You will need an approver account to manage reviews.]</text:p>
                </text:list-item>
                <text:list-item>
                  <text:p text:style-name="P3"><text:span text:style-name="T1">Data-Controls [name: DC</text:span><text:span text:style-name="T14">Registrants</text:span><text:span text:style-name="T1">][table: </text:span><text:span text:style-name="T14">Registrant_Roles</text:span><text:span text:style-name="T1">]</text:span></text:p>
                  <text:list>
                    <text:list-item>
                      <text:p text:style-name="P5">Hidden-Value [name:rl_type][value:(nrn-manager)]</text:p>
                    </text:list-item>
                  </text:list>
                </text:list-item>
                <text:list-item>
                  <text:p text:style-name="P5"><text:span text:style-name="T22">Request Privilege</text:span> [type: new-button][<text:span text:style-name="T20">access:</text:span> <text:span text:style-name="T28"><text:s/></text:span>]</text:p>
                </text:list-item>
                <text:list-item>
                  <text:p text:style-name="P4">Requirement [name: Request for Access by Role]</text:p>
                </text:list-item>
                <text:list-item>
                  <text:p text:style-name="P4">Req-Ref [name: Role Dependent Display] </text:p>
                </text:list-item>
              </text:list>
            </text:list-item>
            <text:list-item>
              <text:p text:style-name="P5"/>
            </text:list-item>
            <text:list-item>
              <text:p text:style-name="P5">##### FIRST TIME NRN APPROVER</text:p>
            </text:list-item>
            <text:list-item>
              <text:p text:style-name="P3"><text:span text:style-name="T1">Screen [name: </text:span><text:span text:style-name="T12">First Time National Register Approver</text:span><text:span text:style-name="T1">][type:in-line][interface:user]</text:span><text:span text:style-name="T16">[</text:span><text:span text:style-name="T17">access:</text:span><text:span text:style-name="T16"> </text:span><text:span text:style-name="T19"><text:s/>(nrn-reviewer)</text:span><text:span text:style-name="T16">]</text:span></text:p>
              <text:list>
                <text:list-item>
                  <text:p text:style-name="P5">[definition: Subscreen for someone to request a approver of a review.]</text:p>
                </text:list-item>
                <text:list-item>
                  <text:p text:style-name="P5">Description [text: You will need an approver account to approver reviews.]</text:p>
                </text:list-item>
                <text:list-item>
                  <text:p text:style-name="P3"><text:span text:style-name="T1">Data-Controls [name: DC</text:span><text:span text:style-name="T14">Registrants</text:span><text:span text:style-name="T1">][table: </text:span><text:span text:style-name="T14">Registrant_Roles</text:span><text:span text:style-name="T1">]</text:span></text:p>
                  <text:list>
                    <text:list-item>
                      <text:p text:style-name="P5">Hidden-Value [name:rl_type][value:(nrn-approver)]</text:p>
                    </text:list-item>
                  </text:list>
                </text:list-item>
                <text:list-item>
                  <text:p text:style-name="P5"><text:span text:style-name="T22">Request Privilege</text:span> [type: new-button]<text:span text:style-name="T15">[</text:span><text:span text:style-name="T20">access:</text:span><text:span text:style-name="T15"> </text:span><text:span text:style-name="T21"><text:s/></text:span><text:span text:style-name="T15">]</text:span></text:p>
                </text:list-item>
                <text:list-item>
                  <text:p text:style-name="P4">Requirement [name: Request for Access by Role]</text:p>
                </text:list-item>
                <text:list-item>
                  <text:p text:style-name="P4">Req-Ref [name: Role Dependent Display] </text:p>
                </text:list-item>
                <text:list-item>
                  <text:p text:style-name="P4"/>
                </text:list-item>
              </text:list>
            </text:list-item>
            <text:list-item>
              <text:p text:style-name="P3"><text:span text:style-name="T1">##### <text:s/>GUARANTEE of ROLE LABEL</text:span></text:p>
            </text:list-item>
            <text:list-item>
              <text:p text:style-name="P3"><text:span text:style-name="T1">Screen [name: GUARANTEE of ROLE LABEL][type:</text:span><text:span text:style-name="T3">textblock</text:span><text:span text:style-name="T1">][interface:user][</text:span><text:span text:style-name="T17">access:</text:span><text:span text:style-name="T1"> </text:span><text:span text:style-name="T10"><text:s/></text:span><text:span text:style-name="T1">]</text:span></text:p>
              <text:list>
                <text:list-item>
                  <text:p text:style-name="P5">[definition: Describes the purpose of the Environmental Reveiw to the reader]</text:p>
                </text:list-item>
                <text:list-item>
                  <text:p text:style-name="P3"><text:span text:style-name="T1">Data-Controls [name:PD_Data-Control][ table: </text:span><text:span text:style-name="T14">Screen_Labels</text:span><text:span text:style-name="T1">]</text:span></text:p>
                  <text:list>
                    <text:list-item>
                      <text:p text:style-name="P3"><text:span text:style-name="T1">Label [text: Process roles for Environmental Review. <text:s text:c="2"/>Requesting this role does not guarantee you will recieve this role.</text:span><text:span text:style-name="T2"> </text:span><text:span text:style-name="T1">] </text:span></text:p>
                    </text:list-item>
                    <text:list-item>
                      <text:p text:style-name="P4">Non-Functional-Requirement [name: Requires SHPO Legal approval]</text:p>
                    </text:list-item>
                  </text:list>
                </text:list-item>
              </text:list>
            </text:list-item>
            <text:list-item>
              <text:p text:style-name="P5"/>
            </text:list-item>
            <text:list-item>
              <text:p text:style-name="P5">##### FIRST TIME ER REVIEWER</text:p>
            </text:list-item>
            <text:list-item>
              <text:p text:style-name="P3"><text:span text:style-name="T1">Screen [name: First Time </text:span><text:span text:style-name="T12">Environmental Reviewer</text:span><text:span text:style-name="T1">][type:in-line][interface:user]</text:span><text:span text:style-name="T16">[</text:span><text:span text:style-name="T17">access:</text:span><text:span text:style-name="T16"> </text:span><text:span text:style-name="T19"><text:s/></text:span><text:span text:style-name="T16">]</text:span></text:p>
              <text:list>
                <text:list-item>
                  <text:p text:style-name="P5">[definition: Subscreen for someone to request a reviewer account.]</text:p>
                </text:list-item>
                <text:list-item>
                  <text:p text:style-name="P5">Description [text: You will need a reviewer account to get any further.]</text:p>
                </text:list-item>
                <text:list-item>
                  <text:p text:style-name="P3"><text:span text:style-name="T1">Data-Controls [name: DC</text:span><text:span text:style-name="T14">Registrants</text:span><text:span text:style-name="T1">][table: </text:span><text:span text:style-name="T14">Registrant_Roles</text:span><text:span text:style-name="T1">]</text:span></text:p>
                  <text:list>
                    <text:list-item>
                      <text:p text:style-name="P5">Hidden-Value [name:rl_type][value: (er-reviewer)]</text:p>
                    </text:list-item>
                  </text:list>
                </text:list-item>
                <text:list-item>
                  <text:p text:style-name="P5"><text:span text:style-name="T22">Request Privilege</text:span> [type: new-button]<text:span text:style-name="T15">[</text:span><text:span text:style-name="T20">access:</text:span><text:span text:style-name="T15"> </text:span><text:span text:style-name="T21"><text:s/></text:span><text:span text:style-name="T15">]</text:span></text:p>
                </text:list-item>
                <text:list-item>
                  <text:p text:style-name="P4">Requirement [name: Request for Access by Role]</text:p>
                </text:list-item>
                <text:list-item>
                  <text:p text:style-name="P4">Req-Ref [name: Role Dependent Display] </text:p>
                </text:list-item>
              </text:list>
            </text:list-item>
            <text:list-item>
              <text:p text:style-name="P5"/>
            </text:list-item>
            <text:list-item>
              <text:p text:style-name="P5">##### FIRST TIME ER MANAGER</text:p>
            </text:list-item>
            <text:list-item>
              <text:p text:style-name="P3"><text:span text:style-name="T1">Screen [name: First Time </text:span><text:span text:style-name="T12">Environment Review Manager</text:span><text:span text:style-name="T1">][type:in-line][interface:user]</text:span><text:span text:style-name="T16">[</text:span><text:span text:style-name="T17">access:</text:span><text:span text:style-name="T16"> </text:span><text:span text:style-name="T19"><text:s/></text:span><text:span text:style-name="T16">]</text:span></text:p>
              <text:list>
                <text:list-item>
                  <text:p text:style-name="P5">[definition: Subscreen for someone to request a manager role.]</text:p>
                </text:list-item>
                <text:list-item>
                  <text:p text:style-name="P5">Description [text: You will need an approver account to manage reviews.]</text:p>
                </text:list-item>
                <text:list-item>
                  <text:p text:style-name="P3"><text:span text:style-name="T1">Data-Controls [name: DC</text:span><text:span text:style-name="T14">Registrants</text:span><text:span text:style-name="T1">][table: </text:span><text:span text:style-name="T14">Registrant_Roles</text:span><text:span text:style-name="T1">]</text:span></text:p>
                  <text:list>
                    <text:list-item>
                      <text:p text:style-name="P5">Hidden-Value [name:rl_type][value:(er-manager)]</text:p>
                    </text:list-item>
                  </text:list>
                </text:list-item>
                <text:list-item>
                  <text:p text:style-name="P5"><text:span text:style-name="T22">Request Privilege</text:span> [type: new-button]<text:span text:style-name="T15">[</text:span><text:span text:style-name="T20">access:</text:span><text:span text:style-name="T15"> </text:span><text:span text:style-name="T21"><text:s/></text:span><text:span text:style-name="T15">]</text:span></text:p>
                </text:list-item>
                <text:list-item>
                  <text:p text:style-name="P4">Requirement [name: Request for Access by Role]</text:p>
                </text:list-item>
                <text:list-item>
                  <text:p text:style-name="P4">Req-Ref [name: Role Dependent Display] </text:p>
                </text:list-item>
              </text:list>
            </text:list-item>
            <text:list-item>
              <text:p text:style-name="P5"/>
            </text:list-item>
            <text:list-item>
              <text:p text:style-name="P5">##### FIRST TIME ER APPROVER</text:p>
            </text:list-item>
            <text:list-item>
              <text:p text:style-name="P3"><text:span text:style-name="T1">Screen [name: </text:span><text:span text:style-name="T12">First Time Environmental Review Approver</text:span><text:span text:style-name="T1">][type:in-line][interface:user]</text:span><text:span text:style-name="T16">[</text:span><text:span text:style-name="T17">access:</text:span><text:span text:style-name="T16"> </text:span><text:span text:style-name="T19"><text:s/></text:span><text:span text:style-name="T16">]</text:span></text:p>
              <text:list>
                <text:list-item>
                  <text:p text:style-name="P5">[definition: Subscreen for someone to request a approver of a review.]</text:p>
                </text:list-item>
                <text:list-item>
                  <text:p text:style-name="P5">Description [text: You will need an approver account to approver reviews.]</text:p>
                </text:list-item>
                <text:list-item>
                  <text:p text:style-name="P3"><text:span text:style-name="T1">Data-Controls [name: DC</text:span><text:span text:style-name="T14">Registrants</text:span><text:span text:style-name="T1">][table: </text:span><text:span text:style-name="T14">Registrant_Roles</text:span><text:span text:style-name="T1">]</text:span></text:p>
                  <text:list>
                    <text:list-item>
                      <text:p text:style-name="P5">Hidden-Value [name:rl_type][value:(er-approver)]</text:p>
                    </text:list-item>
                  </text:list>
                </text:list-item>
                <text:list-item>
                  <text:p text:style-name="P5"><text:span text:style-name="T22">Request Privilege</text:span> [type: new-button]<text:span text:style-name="T15">[</text:span><text:span text:style-name="T20">access:</text:span><text:span text:style-name="T15"> </text:span><text:span text:style-name="T21"><text:s/></text:span><text:span text:style-name="T15">]</text:span></text:p>
                </text:list-item>
                <text:list-item>
                  <text:p text:style-name="P4">Requirement [name: Request for Access by Role]</text:p>
                </text:list-item>
                <text:list-item>
                  <text:p text:style-name="P4">Req-Ref [name: Role Dependent Display] </text:p>
                </text:list-item>
                <text:list-item>
                  <text:p text:style-name="P4"/>
                </text:list-item>
              </text:list>
            </text:list-item>
            <text:list-item>
              <text:p text:style-name="P5">Disclaimer [text:]</text:p>
            </text:list-item>
            <text:list-item>
              <text:p text:style-name="P5">Footer [text: footer]</text:p>
            </text:list-item>
          </text:list>
        </text:list-item>
      </text:list>
      <text:p text:style-name="P1"/>
      <text:list xml:id="list31288224" text:continue-numbering="true" text:style-name="L1">
        <text:list-item>
          <text:p text:style-name="P3"><text:span text:style-name="T1">Screen [name: </text:span><text:span text:style-name="T13">Registration</text:span><text:span text:style-name="T1">] [</text:span><text:span text:style-name="T17">access:</text:span><text:span text:style-name="T1"> (registrant),(gov-registrant)(nrn-help-desk),(nrn-editor) ,(nrn-editor-proxy) <text:s text:c="2"/></text:span><text:span text:style-name="T10">(nrn-reviewer)</text:span><text:span text:style-name="T1">,(nrn-approver),(nrn-manager)(er-help-desk)(er-reviewer)(er-editor) ,(er-editor-proxy) <text:s/>(er-approver)(er-manager)][process:][width:750px][interface:user] [order:B]</text:span></text:p>
          <text:list>
            <text:list-item>
              <text:p text:style-name="P5">[definition: The Registration ]</text:p>
            </text:list-item>
            <text:list-item>
              <text:p text:style-name="P5">Header [text: Banner Image]</text:p>
            </text:list-item>
            <text:list-item>
              <text:p text:style-name="P5">Title [text: Registration]</text:p>
              <text:p text:style-name="P5"/>
            </text:list-item>
            <text:list-item>
              <text:p text:style-name="P3"><text:span text:style-name="T4">National Register Nominations</text:span><text:span text:style-name="T1"> <text:s/>[type: goto-button][</text:span><text:span text:style-name="T17">access:</text:span><text:span text:style-name="T1"> (nrn-help-desk),</text:span><text:span text:style-name="T10">(nrn-reviewer)</text:span><text:span text:style-name="T1"> (nrn-editor)</text:span><text:span text:style-name="T6"> </text:span><text:span text:style-name="T1">(nrn-editor-proxy)(nrn-approver)(nrn-manager) ][goto:National Register Nominations]</text:span></text:p>
            </text:list-item>
            <text:list-item>
              <text:p text:style-name="P3"><text:span text:style-name="T4">Environmental Reviews</text:span><text:span text:style-name="T1"> <text:s/>[type: goto-button][</text:span><text:span text:style-name="T17">access:</text:span><text:span text:style-name="T1"> (er-help-desk) (er-editor) ,(er-editor-proxy) (er-reviewer)(er-approver)(er-manager)][goto:Environmental Reviews]</text:span></text:p>
            </text:list-item>
            <text:list-item>
              <text:p text:style-name="P3"><text:span text:style-name="T4">Ask SHPO</text:span><text:span text:style-name="T3"> </text:span><text:span text:style-name="T1">[type: new-button][</text:span><text:span text:style-name="T17">access:</text:span><text:span text:style-name="T1"> (registrant),(nrn-editor) (nrn-editor-proxy) (gov-registrant)(nrn-help-desk),(er-help-desk)</text:span><text:span text:style-name="T10">(nrn-reviewer)</text:span><text:span text:style-name="T1">(nrn-approver)(nrn-manager)(er-editor) ,(er-editor-proxy) <text:s/>(er-reviewer)(er-approver)(er-manager)]</text:span></text:p>
            </text:list-item>
            <text:list-item>
              <text:p text:style-name="P3"><text:span text:style-name="T4">Terms of Use</text:span><text:span text:style-name="T1"> [type: goto-button][</text:span><text:span text:style-name="T17">access:</text:span><text:span text:style-name="T1"> (registrant),(gov-registrant)(nrn-help-desk),(er-help-desk)(nrn-editor)(nrn-editor-proxy) </text:span><text:span text:style-name="T10">(nrn-reviewer)</text:span><text:span text:style-name="T1"> (nrn-approver)(nrn-manager)(er-editor) ,(er-editor-proxy)(er-reviewer)(er-approver)(er-manager)][goto:Terms of Use]</text:span></text:p>
            </text:list-item>
            <text:list-item>
              <text:p text:style-name="P3"><text:span text:style-name="T4">Logout</text:span><text:span text:style-name="T1"> [type: logout-button][</text:span><text:span text:style-name="T17">access:</text:span><text:span text:style-name="T1"> (registrant),(gov-registrant),(nrn-help-desk),(er-help-desk)(nrn-editor)(nrn-editor-proxy)</text:span><text:span text:style-name="T10">(nrn-reviewer)</text:span><text:span text:style-name="T1"> (nrn-approver)(nrn-manager)(er-editor) ,(er-editor-proxy) (er-reviewer)(er-approver)(er-manager)][goto:Home]</text:span></text:p>
              <text:p text:style-name="P5"/>
            </text:list-item>
            <text:list-item>
              <text:p text:style-name="P5">####### NRN-REVIEWER #######</text:p>
            </text:list-item>
            <text:list-item>
              <text:p text:style-name="P3"><text:span text:style-name="T1">Screen [name: IR-</text:span><text:span text:style-name="T12">2</text:span><text:span text:style-name="T1">][type:textblock][interface:user][</text:span><text:span text:style-name="T17">access:</text:span><text:span text:style-name="T1"> (registrant),(gov-registrant)(nrn-help-desk),(er-help-desk)</text:span><text:span text:style-name="T10">(nrn-reviewer)</text:span><text:span text:style-name="T1">(nrn-approver)(nrn-manager)(er-editor) ,(er-editor-proxy) (nrn-editor) (nrn-editor-proxy)(er-reviewer) (er-approver)(er-manager)]</text:span></text:p>
              <text:list>
                <text:list-item>
                  <text:p text:style-name="P5">[definition: Describes the purpose of the Screen for the reader]</text:p>
                </text:list-item>
                <text:list-item>
                  <text:p text:style-name="P3"><text:span text:style-name="T1">Data-Controls [name:PD_Data-Control][ table: </text:span><text:span text:style-name="T14">Screen_Labels</text:span><text:span text:style-name="T1">]</text:span></text:p>
                  <text:list>
                    <text:list-item>
                      <text:p text:style-name="P3"><text:span text:style-name="T1">Label [text: </text:span><text:span text:style-name="T2">Please answer the questions in this form accurately and to the best of your ability.]</text:span></text:p>
                    </text:list-item>
                  </text:list>
                </text:list-item>
              </text:list>
              <text:p text:style-name="P5"/>
            </text:list-item>
            <text:list-item>
              <text:p text:style-name="P3"><text:span text:style-name="T23">Grid</text:span><text:span text:style-name="T1"> [name: Registrant] [title: Registrant][type:vertical][</text:span><text:span text:style-name="T17">access:</text:span><text:span text:style-name="T1"> (registrant),(gov-registrant)(nrn-help-desk),(er-help-desk)(nrn-editor)(nrn-editor-proxy)</text:span><text:span text:style-name="T10">(nrn-reviewer)</text:span><text:span text:style-name="T1"> (nrn-approver)(nrn-manager)(er-editor) ,(er-editor-proxy) (er-reviewer)(er-approver) (er-manager)][width:570px]</text:span></text:p>
              <text:list>
                <text:list-item>
                  <text:p text:style-name="P3"><text:span text:style-name="T1">Data-Controls [name: GridDC</text:span><text:span text:style-name="T14">Registrants</text:span><text:span text:style-name="T1">][table: </text:span><text:span text:style-name="T14">Registrants</text:span><text:span text:style-name="T1">]</text:span></text:p>
                </text:list-item>
                <text:list-item>
                  <text:p text:style-name="P3"><text:span text:style-name="T5">Edit </text:span><text:span text:style-name="T1">[type: edit-button][</text:span><text:span text:style-name="T17">access:</text:span><text:span text:style-name="T1"> (registrant),(gov-registrant)(nrn-help-desk),(er-help-desk)(nrn-editor)(nrn-editor-proxy)</text:span><text:span text:style-name="T10">(nrn-reviewer)</text:span><text:span text:style-name="T1">(nrn-approver)(nrn-manager)(er-editor) ,(er-editor-proxy) (er-reviewer) (er-approver) (er-manager)]</text:span></text:p>
                  <text:list>
                    <text:list-item>
                      <text:p text:style-name="P3"><text:span text:style-name="T1">Screen [name: </text:span><text:span text:style-name="T12">Your Name</text:span><text:span text:style-name="T1">][type:overlay][interface:user]</text:span></text:p>
                      <text:list>
                        <text:list-item>
                          <text:p text:style-name="P5">[definition: Edit Registrant interface]</text:p>
                        </text:list-item>
                        <text:list-item>
                          <text:p text:style-name="P3"><text:span text:style-name="T1">Data-Controls [name: DC</text:span><text:span text:style-name="T14">Registrants</text:span><text:span text:style-name="T1">][table: </text:span><text:span text:style-name="T14">Registrants</text:span><text:span text:style-name="T1">]</text:span></text:p>
                        </text:list-item>
                        <text:list-item>
                          <text:p text:style-name="P5"><text:span text:style-name="T22">Close</text:span> [type: close-button]</text:p>
                        </text:list-item>
                        <text:list-item>
                          <text:p text:style-name="P3"><text:span text:style-name="T5">Save</text:span><text:span text:style-name="T1"> [type: save-button][</text:span><text:span text:style-name="T17">access:</text:span><text:span text:style-name="T1"> (registrant)(gov-registrant)</text:span><text:span text:style-name="T10">(nrn-reviewer)</text:span><text:span text:style-name="T1">(nrn-approver)(nrn-manager) (er-editor) ,(er-editor-proxy) (nrn-editor)(nrn-editor-proxy)(er-reviewer) (er-approver)(er-manager)]</text:span></text:p>
                        </text:list-item>
                      </text:list>
                    </text:list-item>
                  </text:list>
                </text:list-item>
              </text:list>
            </text:list-item>
          </text:list>
        </text:list-item>
      </text:list>
      <text:p text:style-name="P1"/>
      <text:list xml:id="list31288131" text:continue-numbering="true" text:style-name="L1">
        <text:list-item>
          <text:list>
            <text:list-item>
              <text:list>
                <text:list-header>
                  <text:p text:style-name="P5"/>
                </text:list-header>
              </text:list>
            </text:list-item>
            <text:list-item>
              <text:p text:style-name="P3"><text:span text:style-name="T23">Grid</text:span><text:span text:style-name="T1"> [name: Phone][title: </text:span><text:span text:style-name="T3">Telephones</text:span><text:span text:style-name="T1">][type:horizontal][</text:span><text:span text:style-name="T17">access:</text:span><text:span text:style-name="T1"> (registrant),(gov-registrant)(nrn-help-desk),(er-help-desk)</text:span><text:span text:style-name="T10">(nrn-reviewer)</text:span><text:span text:style-name="T1">(nrn-approver)(nrn-manager)(nrn-editor)(nrn-editor-proxy) (er-editor)(er-editor-proxy)(er-reviewer)(er-approver)(er-manager) ][width:600px]</text:span></text:p>
              <text:list>
                <text:list-item>
                  <text:p text:style-name="P3"><text:span text:style-name="T1">Data-Controls [name: DC</text:span><text:span text:style-name="T16">Telephones</text:span><text:span text:style-name="T1">][table: </text:span><text:span text:style-name="T16">Telephones</text:span><text:span text:style-name="T1">]</text:span></text:p>
                </text:list-item>
                <text:list-item>
                  <text:p text:style-name="P3"><text:span text:style-name="T5">New</text:span><text:span text:style-name="T1"> [type: new-button][</text:span><text:span text:style-name="T17">access:</text:span><text:span text:style-name="T1"> (registrant),(nrn-help-desk),(er-help-desk)</text:span><text:span text:style-name="T10">(nrn-reviewer)</text:span><text:span text:style-name="T1">(nrn-approver)(nrn-manager)(gov-registrant) (nrn-editor)(nrn-editor-proxy) (er-reviewer)(er-manager)]</text:span></text:p>
                  <text:list>
                    <text:list-item>
                      <text:p text:style-name="P3"><text:span text:style-name="T1">Screen [name: Your </text:span><text:span text:style-name="T12">Telephones</text:span><text:span text:style-name="T1">][type:overlay][interface:user]</text:span></text:p>
                      <text:list>
                        <text:list-item>
                          <text:p text:style-name="P5">[definition: New telephone interface]</text:p>
                        </text:list-item>
                        <text:list-item>
                          <text:p text:style-name="P3"><text:span text:style-name="T1">Data-Controls [name: DC</text:span><text:span text:style-name="T14">Telephones</text:span><text:span text:style-name="T1">][table: </text:span><text:span text:style-name="T14">Telephones</text:span><text:span text:style-name="T1">]</text:span></text:p>
                        </text:list-item>
                        <text:list-item>
                          <text:p text:style-name="P5"><text:span text:style-name="T22">Close</text:span>[type: close-button]</text:p>
                        </text:list-item>
                        <text:list-item>
                          <text:p text:style-name="P3"><text:span text:style-name="T5">Save</text:span><text:span text:style-name="T1"> [type: save-button][</text:span><text:span text:style-name="T17">access:</text:span><text:span text:style-name="T1"> (registrant)</text:span><text:span text:style-name="T10">(nrn-reviewer)</text:span><text:span text:style-name="T1">(nrn-approver)(nrn-manager) (er-editor) ,(er-editor-proxy)(gov-registrant) (nrn-editor)(nrn-editor-proxy) (er-reviewer)(er-approver)(er-manager)]</text:span></text:p>
                        </text:list-item>
                      </text:list>
                    </text:list-item>
                  </text:list>
                </text:list-item>
                <text:list-item>
                  <text:p text:style-name="P5"/>
                </text:list-item>
                <text:list-item>
                  <text:p text:style-name="P3"><text:span text:style-name="T5">Edit</text:span><text:span text:style-name="T1"> [type: edit-button][</text:span><text:span text:style-name="T17">access:</text:span><text:span text:style-name="T1"> (registrant),(nrn-help-desk),(er-help-desk)</text:span><text:span text:style-name="T10">(nrn-reviewer)</text:span><text:span text:style-name="T1">(nrn-approver) (nrn-manager)(er-editor) ,(er-editor-proxy)(nrn-editor)(nrn-editor-proxy) (er-reviewer) (er-approver)(er-manager)][size:short]</text:span></text:p>
                  <text:list>
                    <text:list-item>
                      <text:p text:style-name="P3"><text:span text:style-name="T1">Screen [name: </text:span><text:span text:style-name="T12">Your Telephones</text:span><text:span text:style-name="T1">][type:overlay][interface:user]</text:span></text:p>
                      <text:list>
                        <text:list-item>
                          <text:p text:style-name="P5">[definition: Edit telephone number interface]</text:p>
                        </text:list-item>
                        <text:list-item>
                          <text:p text:style-name="P3"><text:span text:style-name="T1">Data-Controls [name: DC</text:span><text:span text:style-name="T14">Telephones</text:span><text:span text:style-name="T1">][table: </text:span><text:span text:style-name="T14">Telephones</text:span><text:span text:style-name="T1">]</text:span></text:p>
                        </text:list-item>
                        <text:list-item>
                          <text:p text:style-name="P5"><text:span text:style-name="T22">Close</text:span>[type: close-button]</text:p>
                        </text:list-item>
                        <text:list-item>
                          <text:p text:style-name="P3"><text:span text:style-name="T5">Save</text:span><text:span text:style-name="T1"> [type: save-button][</text:span><text:span text:style-name="T17">access:</text:span><text:span text:style-name="T1"> (nrn-editor)(nrn-editor-proxy)(nrn-manager) </text:span><text:span text:style-name="T10">(nrn-reviewer)</text:span><text:span text:style-name="T1"> (nrn-approver)(er-editor) ,(er-editor-proxy) (er-reviewer)(er-approver)(er-manager)]</text:span></text:p>
                        </text:list-item>
                      </text:list>
                    </text:list-item>
                  </text:list>
                  <text:p text:style-name="P5"/>
                </text:list-item>
              </text:list>
            </text:list-item>
            <text:list-item>
              <text:p text:style-name="P3"><text:span text:style-name="T23">Grid</text:span><text:span text:style-name="T1"> [name: Mailing Address][title: </text:span><text:span text:style-name="T3">Mailing Address</text:span><text:span text:style-name="T1">][type:vertical][</text:span><text:span text:style-name="T17">access:</text:span><text:span text:style-name="T1"> (registrant),(nrn-help-desk),(er-help-desk)</text:span><text:span text:style-name="T10">(nrn-reviewer)</text:span><text:span text:style-name="T1">(nrn-approver)(nrn-manager) (er-editor) ,(er-editor-proxy) (gov-registrant)(nrn-editor)(nrn-editor-proxy) (er-reviewer)(er-approver)(er-manager)][width:570px]</text:span></text:p>
              <text:list>
                <text:list-item>
                  <text:p text:style-name="P3"><text:span text:style-name="T1">Data-Controls [name: DC</text:span><text:span text:style-name="T16">Mailing_Addresses</text:span><text:span text:style-name="T1">][table: </text:span><text:span text:style-name="T16">Mailing_Addresses</text:span><text:span text:style-name="T1">]</text:span></text:p>
                </text:list-item>
                <text:list-item>
                  <text:p text:style-name="P3"><text:span text:style-name="T5">New</text:span><text:span text:style-name="T1"> [type: new-button][</text:span><text:span text:style-name="T17">access:</text:span><text:span text:style-name="T1"> (registrant),(nrn-help-desk),(er-help-desk)(gov-registrant)(nrn-editor)(nrn-editor-proxy)</text:span><text:span text:style-name="T10">(nrn-reviewer)</text:span><text:span text:style-name="T1"> (nrn-approver)(nrn-manager)(er-editor) ,(er-editor-proxy)(er-reviewer) (er-approver) (er-manager)]</text:span></text:p>
                  <text:list>
                    <text:list-item>
                      <text:p text:style-name="P3"><text:span text:style-name="T1">Screen [name: </text:span><text:span text:style-name="T12">New Address</text:span><text:span text:style-name="T1">][type:overlay][interface:user]</text:span></text:p>
                      <text:list>
                        <text:list-item>
                          <text:p text:style-name="P5">[definition: New mailing address interface]</text:p>
                        </text:list-item>
                        <text:list-item>
                          <text:p text:style-name="P3"><text:span text:style-name="T1">Data-Controls [name: DC</text:span><text:span text:style-name="T14">Mailing_Addresses</text:span><text:span text:style-name="T1">][table: </text:span><text:span text:style-name="T14">Mailing_Addresses</text:span><text:span text:style-name="T1">]</text:span></text:p>
                        </text:list-item>
                        <text:list-item>
                          <text:p text:style-name="P5"><text:span text:style-name="T22">Close</text:span>[type: close-button]</text:p>
                        </text:list-item>
                        <text:list-item>
                          <text:p text:style-name="P3"><text:span text:style-name="T5">Save</text:span><text:span text:style-name="T1"> [type: save-button][</text:span><text:span text:style-name="T17">access:</text:span><text:span text:style-name="T1"> (registrant)</text:span><text:span text:style-name="T10">(nrn-reviewer)</text:span><text:span text:style-name="T1">(nrn-approver)(nrn-manager)(er-editor) ,(er-editor-proxy) (gov-registrant) (nrn-editor)(nrn-editor-proxy)(er-reviewer) (er-approver)(er-manager)]</text:span></text:p>
                        </text:list-item>
                      </text:list>
                    </text:list-item>
                  </text:list>
                </text:list-item>
                <text:list-item>
                  <text:p text:style-name="P3"><text:span text:style-name="T5">Edit</text:span><text:span text:style-name="T1"> [type: edit-button][</text:span><text:span text:style-name="T17">access:</text:span><text:span text:style-name="T1"> (nrn-help-desk),(er-help-desk)</text:span><text:span text:style-name="T10">(nrn-reviewer)</text:span><text:span text:style-name="T1">(nrn-approver)(nrn-manager) (er-editor) ,(er-editor-proxy) (nrn-editor)(nrn-editor-proxy) (er-reviewer)(er-approver)(er-manager)]</text:span></text:p>
                  <text:list>
                    <text:list-item>
                      <text:p text:style-name="P3"><text:span text:style-name="T1">Screen [name: </text:span><text:span text:style-name="T12">Change Your Address</text:span><text:span text:style-name="T1">][type:overlay][interface:user]</text:span></text:p>
                      <text:list>
                        <text:list-item>
                          <text:p text:style-name="P5">[definition: Edit mailing address interface]</text:p>
                        </text:list-item>
                        <text:list-item>
                          <text:p text:style-name="P3"><text:span text:style-name="T1">Data-Controls [name: DC</text:span><text:span text:style-name="T14">Mailing_Addresses</text:span><text:span text:style-name="T1">][table: </text:span><text:span text:style-name="T14">Mailing_Addresses</text:span><text:span text:style-name="T1">]</text:span></text:p>
                        </text:list-item>
                        <text:list-item>
                          <text:p text:style-name="P5"><text:span text:style-name="T22">Close</text:span>[type: close-button]</text:p>
                        </text:list-item>
                        <text:list-item>
                          <text:p text:style-name="P3"><text:span text:style-name="T5">Save</text:span><text:span text:style-name="T1"> [type: save-button][</text:span><text:span text:style-name="T17">access:</text:span><text:span text:style-name="T1"> (registrant)</text:span><text:span text:style-name="T10">(nrn-reviewer)</text:span><text:span text:style-name="T1">(nrn-approver)(nrn-manager)(er-editor) ,(er-editor-proxy) (gov-registrant) (nrn-editor)(nrn-editor-proxy) (er-reviewer)(er-approver)(er-manager)]</text:span></text:p>
                          <text:p text:style-name="P5"/>
                        </text:list-item>
                      </text:list>
                    </text:list-item>
                  </text:list>
                </text:list-item>
              </text:list>
            </text:list-item>
            <text:list-item>
              <text:p text:style-name="P3"><text:span text:style-name="T23">Grid</text:span><text:span text:style-name="T1"> [name: Experience and Expertise][title: </text:span><text:span text:style-name="T3">Experience and Expertise</text:span><text:span text:style-name="T1">][type:vertical][</text:span><text:span text:style-name="T17">access:</text:span><text:span text:style-name="T1"> (registrant),(nrn-help-desk),(er-help-desk)</text:span><text:span text:style-name="T10">(nrn-reviewer)</text:span><text:span text:style-name="T1">(nrn-approver) (nrn-manager)(er-editor) ,(er-editor-proxy) (gov-registrant) (nrn-editor)(nrn-editor-proxy) (er-reviewer)(er-approver)(er-manager)][width:570]</text:span></text:p>
              <text:list>
                <text:list-item>
                  <text:p text:style-name="P5">[definition: Grid for Status]</text:p>
                </text:list-item>
                <text:list-item>
                  <text:p text:style-name="P3"><text:span text:style-name="T1">Data-Controls [name: <text:s/>DC</text:span><text:span text:style-name="T16">IndividualStatus</text:span><text:span text:style-name="T1">][table: <text:s/></text:span><text:span text:style-name="T16">IndividualStatus</text:span><text:span text:style-name="T1">]</text:span></text:p>
                </text:list-item>
                <text:list-item>
                  <text:p text:style-name="P3"><text:span text:style-name="T5">New</text:span><text:span text:style-name="T1"> [type: new-button][</text:span><text:span text:style-name="T17">access:</text:span><text:span text:style-name="T1">(gov-registrant) <text:s/>(registrant),(nrn-help-desk),(er-help-desk)</text:span><text:span text:style-name="T10">(nrn-reviewer)</text:span><text:span text:style-name="T1"> (nrn-approver)(nrn-manager)(er-editor) ,(er-editor-proxy) (nrn-editor)(nrn-editor-proxy)(er-reviewer) (er-approver)(er-manager)]</text:span></text:p>
                  <text:list>
                    <text:list-item>
                      <text:p text:style-name="P3"><text:span text:style-name="T1">Screen [name: N</text:span><text:span text:style-name="T12">ew Experience</text:span><text:span text:style-name="T1">][type:overlay][interface:user]</text:span></text:p>
                      <text:list>
                        <text:list-item>
                          <text:p text:style-name="P5">[definition: New Experience interface]</text:p>
                        </text:list-item>
                        <text:list-item>
                          <text:p text:style-name="P3"><text:span text:style-name="T1">Data-Controls [name: DC</text:span><text:span text:style-name="T16">IndividualStatus </text:span><text:span text:style-name="T1">][table: </text:span><text:span text:style-name="T16">IndividualStatus </text:span><text:span text:style-name="T1">]</text:span></text:p>
                        </text:list-item>
                        <text:list-item>
                          <text:p text:style-name="P5"><text:span text:style-name="T22">Close</text:span>[type: close-button]</text:p>
                        </text:list-item>
                        <text:list-item>
                          <text:p text:style-name="P3"><text:span text:style-name="T5">Save</text:span><text:span text:style-name="T1"> [type: save-button][</text:span><text:span text:style-name="T17">access:</text:span><text:span text:style-name="T1"> (gov-registrant) (registrant)</text:span><text:span text:style-name="T10">(nrn-reviewer)</text:span><text:span text:style-name="T1">(nrn-approver) (nrn-manager)(nrn-editor)(nrn-editor-proxy) (er-reviewer)(er-approver)(er-manager)]</text:span></text:p>
                        </text:list-item>
                      </text:list>
                    </text:list-item>
                  </text:list>
                </text:list-item>
                <text:list-item>
                  <text:p text:style-name="P3"><text:span text:style-name="T5">Edit</text:span><text:span text:style-name="T1">[type: edit-button][</text:span><text:span text:style-name="T17">access:</text:span><text:span text:style-name="T1"> <text:s/>(nrn-help-desk),(er-help-desk)</text:span><text:span text:style-name="T10">(nrn-reviewer)</text:span><text:span text:style-name="T1">(nrn-approver)(nrn-manager) (er-editor) ,(er-editor-proxy) (nrn-editor)(nrn-editor-proxy) (er-reviewer)(er-approver)(er-manager)]</text:span></text:p>
                  <text:list>
                    <text:list-item>
                      <text:p text:style-name="P3"><text:span text:style-name="T1">Screen [name: </text:span><text:span text:style-name="T12">Your Experience</text:span><text:span text:style-name="T1">][type:overlay][interface:user]</text:span></text:p>
                      <text:list>
                        <text:list-item>
                          <text:p text:style-name="P5">[definition: Screen for self-assessment of experience and expertise]</text:p>
                        </text:list-item>
                        <text:list-item>
                          <text:p text:style-name="P3"><text:span text:style-name="T1">Data-Controls [name: DC</text:span><text:span text:style-name="T14">IndividualStatus</text:span><text:span text:style-name="T1">][table: </text:span><text:span text:style-name="T14">IndividualStatus</text:span><text:span text:style-name="T1">]</text:span></text:p>
                        </text:list-item>
                        <text:list-item>
                          <text:p text:style-name="P5"><text:span text:style-name="T22">Close</text:span>[type: close-button]</text:p>
                        </text:list-item>
                        <text:list-item>
                          <text:p text:style-name="P3"><text:span text:style-name="T5">Save</text:span><text:span text:style-name="T1"> [type: save-button][</text:span><text:span text:style-name="T17">access:</text:span><text:span text:style-name="T1"> (registrant)(gov-registrant) </text:span><text:span text:style-name="T10">(nrn-reviewer)</text:span><text:span text:style-name="T1"> (nrn-approver)(nrn-manager)(er-editor) ,(er-editor-proxy)(nrn-editor-proxy) (er-reviewer) (er-approver)(er-manager)]</text:span></text:p>
                        </text:list-item>
                      </text:list>
                    </text:list-item>
                  </text:list>
                </text:list-item>
              </text:list>
            </text:list-item>
          </text:list>
        </text:list-item>
      </text:list>
      <text:p text:style-name="P1"/>
      <text:list xml:id="list31274179" text:continue-numbering="true" text:style-name="L1">
        <text:list-item>
          <text:list>
            <text:list-item>
              <text:p text:style-name="P3"><text:span text:style-name="T23">Grid</text:span><text:span text:style-name="T1"> [name: Comments][title: </text:span><text:span text:style-name="T3">Comments</text:span><text:span text:style-name="T1">][type:horizontal][</text:span><text:span text:style-name="T17">access:</text:span><text:span text:style-name="T1"> <text:s/>][width:600]</text:span></text:p>
              <text:list>
                <text:list-item>
                  <text:p text:style-name="P5">[definition: Grid for Comments]</text:p>
                </text:list-item>
                <text:list-item>
                  <text:p text:style-name="P3"><text:span text:style-name="T5">Ask SHPO</text:span><text:span text:style-name="T1"> [type: new-button][</text:span><text:span text:style-name="T17">access:</text:span><text:span text:style-name="T1"> (registrant)(gov-registrant) ,(nrn-help-desk),(er-help-desk) ]</text:span></text:p>
                  <text:list>
                    <text:list-item>
                      <text:p text:style-name="P3"><text:span text:style-name="T1">Screen [name: </text:span><text:span text:style-name="T12">New Comment</text:span><text:span text:style-name="T1">][type:overlay][interface:user]</text:span></text:p>
                      <text:list>
                        <text:list-item>
                          <text:p text:style-name="P5">[definition: New comment interface]</text:p>
                        </text:list-item>
                        <text:list-item>
                          <text:p text:style-name="P3"><text:span text:style-name="T1">Data-Controls [name: ScreenDCComment][table: </text:span><text:span text:style-name="T14">Comments</text:span><text:span text:style-name="T1">]</text:span></text:p>
                        </text:list-item>
                        <text:list-item>
                          <text:p text:style-name="P5"><text:span text:style-name="T22">Close</text:span>[type: close-button]</text:p>
                        </text:list-item>
                        <text:list-item>
                          <text:p text:style-name="P3"><text:span text:style-name="T5">Save</text:span><text:span text:style-name="T1"> [type: save-button][</text:span><text:span text:style-name="T17">access:</text:span><text:span text:style-name="T1"> (gov-registrant) (registrant)</text:span><text:span text:style-name="T10">(nrn-reviewer)</text:span><text:span text:style-name="T1"> (er-editor) ,(er-editor-proxy) (nrn-editor)(nrn-editor-proxy) ]</text:span></text:p>
                        </text:list-item>
                      </text:list>
                    </text:list-item>
                  </text:list>
                </text:list-item>
                <text:list-item>
                  <text:p text:style-name="P3"><text:span text:style-name="T1">Data-Controls [name: <text:s/>GridDCComments][table: </text:span><text:span text:style-name="T16">Comments</text:span><text:span text:style-name="T1">]</text:span></text:p>
                  <text:list>
                    <text:list-item>
                      <text:p text:style-name="P3"><text:span text:style-name="T5">Reply</text:span><text:span text:style-name="T1"> [type: new-button][</text:span><text:span text:style-name="T17">access:</text:span><text:span text:style-name="T1"> (nrn-help-desk),(er-help-desk)(er-editor) ,(er-editor-proxy) (nrn-editor)(nrn-editor-proxy) ]</text:span></text:p>
                      <text:list>
                        <text:list-item>
                          <text:p text:style-name="P3"><text:span text:style-name="T1">Screen [name: Reply</text:span><text:span text:style-name="T12"> to Comment</text:span><text:span text:style-name="T1">][type:overlay][interface:user]</text:span></text:p>
                          <text:list>
                            <text:list-item>
                              <text:p text:style-name="P5">[definition: Reply to comment]</text:p>
                            </text:list-item>
                            <text:list-item>
                              <text:p text:style-name="P3"><text:span text:style-name="T1">Data-Controls [name: DCComments][table: </text:span><text:span text:style-name="T16">Comments</text:span><text:span text:style-name="T1">]</text:span></text:p>
                            </text:list-item>
                            <text:list-item>
                              <text:p text:style-name="P5"><text:span text:style-name="T22">Close</text:span>[type: close-button]</text:p>
                            </text:list-item>
                            <text:list-item>
                              <text:p text:style-name="P3"><text:span text:style-name="T5">Save</text:span><text:span text:style-name="T1"> [type: save-button][</text:span><text:span text:style-name="T17">access:</text:span><text:span text:style-name="T1"> (registrant),(gov-registrant) </text:span><text:span text:style-name="T10">(nrn-reviewer)</text:span><text:span text:style-name="T1"> (er-editor) ,(er-editor-proxy) (nrn-editor)(nrn-editor-proxy) ]</text:span></text:p>
                            </text:list-item>
                            <text:list-item>
                              <text:p text:style-name="P5"/>
                            </text:list-item>
                          </text:list>
                        </text:list-item>
                      </text:list>
                    </text:list-item>
                  </text:list>
                  <text:p text:style-name="P5"/>
                </text:list-item>
              </text:list>
            </text:list-item>
            <text:list-item>
              <text:p text:style-name="P5">Disclaimer [text:]</text:p>
            </text:list-item>
            <text:list-item>
              <text:p text:style-name="P5">Footer [text: footer]</text:p>
              <text:p text:style-name="P5"/>
            </text:list-item>
          </text:list>
          <text:p text:style-name="P5"/>
        </text:list-item>
      </text:list>
      <text:p text:style-name="P1"/>
      <text:list xml:id="list31277798" text:continue-numbering="true" text:style-name="L1">
        <text:list-item>
          <text:p text:style-name="P7"><text:span text:style-name="T1">Screen [name: </text:span><text:span text:style-name="T13">National Register Nominations</text:span><text:span text:style-name="T1">] [</text:span><text:span text:style-name="T17">access:</text:span><text:span text:style-name="T1"> (registrant),(nrn-help-desk),(er-help-desk),(er-reviewer),(er-editor),(er-editor-proxy),</text:span><text:span text:style-name="T10">(nrn-reviewer)</text:span><text:span text:style-name="T1">(nrn-editor)(nrn-editor-proxy),(nrn-approver)(er-approver)(er-manager)(nrn-manager)][process:][width:750px][interface:user] [order:B]</text:span></text:p>
          <text:list>
            <text:list-item>
              <text:p text:style-name="P5">[definition: National Register Nominations]</text:p>
            </text:list-item>
            <text:list-item>
              <text:p text:style-name="P5">Header [text: Banner Image]</text:p>
            </text:list-item>
            <text:list-item>
              <text:p text:style-name="P3"><text:span text:style-name="T1">Title [text: </text:span><text:span text:style-name="T12">National Register Nominations</text:span><text:span text:style-name="T1">]</text:span></text:p>
              <text:p text:style-name="P5"/>
            </text:list-item>
            <text:list-item>
              <text:p text:style-name="P5"/>
            </text:list-item>
            <text:list-item>
              <text:p text:style-name="P5"><text:span text:style-name="T22">Registration</text:span> <text:s/>[type: goto-button][<text:span text:style-name="T20">access:</text:span> (nrn-help-desk),(er-help-desk)][goto:Registration]</text:p>
            </text:list-item>
            <text:list-item>
              <text:p text:style-name="P5"><text:span text:style-name="T22">Environmental Reviews</text:span> <text:s/>[type: goto-button][<text:span text:style-name="T20">access:</text:span> (nrn-help-desk),(er-help-desk)][goto:Environmental Reviews]</text:p>
            </text:list-item>
            <text:list-item>
              <text:p text:style-name="P3"><text:span text:style-name="T4">Ask SHPO</text:span><text:span text:style-name="T1"> [type: new-button][</text:span><text:span text:style-name="T17">access:</text:span><text:span text:style-name="T1"> (registrant),(nrn-help-desk),(er-help-desk)]</text:span></text:p>
            </text:list-item>
            <text:list-item>
              <text:p text:style-name="P5"><text:span text:style-name="T22">Terms of Use</text:span> [type: goto-button][<text:span text:style-name="T20">access:</text:span> (registrant),(nrn-help-desk),(er-help-desk)][goto:Terms of Use]</text:p>
            </text:list-item>
            <text:list-item>
              <text:p text:style-name="P5"><text:span text:style-name="T22">Logout</text:span> [type: logout-button][<text:span text:style-name="T20">access:</text:span> (registrant),(nrn-help-desk),(er-help-desk)][goto:Home]</text:p>
            </text:list-item>
          </text:list>
        </text:list-item>
      </text:list>
      <text:p text:style-name="P1"/>
      <text:list xml:id="list31280549" text:continue-numbering="true" text:style-name="L1">
        <text:list-item>
          <text:list>
            <text:list-item>
              <text:p text:style-name="P3"><text:span text:style-name="T1">Screen [name: AP-</text:span><text:span text:style-name="T12">1</text:span><text:span text:style-name="T1">][type:textblock][interface:user][</text:span><text:span text:style-name="T17">access:</text:span><text:span text:style-name="T1"> (registrant)]</text:span></text:p>
              <text:list>
                <text:list-item>
                  <text:p text:style-name="P5">[definition: Describes the purpose of the Screen for the reader]</text:p>
                </text:list-item>
                <text:list-item>
                  <text:p text:style-name="P3"><text:span text:style-name="T1">Data-Controls [name:PD_Data-Control][ table: </text:span><text:span text:style-name="T14">Screen_Labels</text:span><text:span text:style-name="T1">]</text:span></text:p>
                  <text:list>
                    <text:list-item>
                      <text:p text:style-name="P3"><text:span text:style-name="T1">Label [text: Your current applications</text:span><text:span text:style-name="T2">.</text:span><text:span text:style-name="T1">]</text:span></text:p>
                      <text:p text:style-name="P5"/>
                    </text:list-item>
                  </text:list>
                </text:list-item>
              </text:list>
            </text:list-item>
            <text:list-item>
              <text:p text:style-name="P3"><text:span text:style-name="T24">Grid</text:span><text:span text:style-name="T1"> [name: National Register Nominations][title: National Register Nominations][type:horizontal][</text:span><text:span text:style-name="T17">access:</text:span><text:span text:style-name="T1"> (registrant),(nrn-help-desk),(er-help-desk),(review-commenter)][width:600]</text:span></text:p>
              <text:list>
                <text:list-item>
                  <text:p text:style-name="P5">[definition: Grid for Active Applications ]</text:p>
                </text:list-item>
                <text:list-item>
                  <text:p text:style-name="P3"><text:span text:style-name="T4">New</text:span><text:span text:style-name="T1"> [type: new-button][</text:span><text:span text:style-name="T17">access:</text:span><text:span text:style-name="T1"> (registrant),(nrn-help-desk),(er-help-desk)]</text:span></text:p>
                  <text:list>
                    <text:list-item>
                      <text:p text:style-name="P3"><text:span text:style-name="T1">Screen [name: </text:span><text:span text:style-name="T12">New National Register Nomination</text:span><text:span text:style-name="T1">][type:overlay][interface:user]</text:span></text:p>
                      <text:list>
                        <text:list-item>
                          <text:p text:style-name="P5">[definition: New National Register Application interface]</text:p>
                        </text:list-item>
                        <text:list-item>
                          <text:p text:style-name="P3"><text:span text:style-name="T1">Data-Controls [name: DC</text:span><text:span text:style-name="T14">Applications_In_Progress </text:span><text:span text:style-name="T1">][table: </text:span><text:span text:style-name="T14">Applications_In_Progress</text:span><text:span text:style-name="T1">]</text:span></text:p>
                          <text:list>
                            <text:list-item>
                              <text:p text:style-name="P5">Hidden-Value [name:aip_type][value:National-Register]</text:p>
                            </text:list-item>
                            <text:list-item>
                              <text:p text:style-name="P5">Hidden-Value [name:aip_owner][value:smithjt@yahoo.com]</text:p>
                            </text:list-item>
                          </text:list>
                        </text:list-item>
                        <text:list-item>
                          <text:p text:style-name="P5"><text:span text:style-name="T22">Close</text:span>[type: close-button]</text:p>
                        </text:list-item>
                        <text:list-item>
                          <text:p text:style-name="P5"><text:span text:style-name="T22">Save</text:span> [type: save-button][<text:span text:style-name="T20">access:</text:span> (registrant)]</text:p>
                        </text:list-item>
                      </text:list>
                    </text:list-item>
                  </text:list>
                </text:list-item>
                <text:list-item>
                  <text:p text:style-name="P5">Data-Controls [name: <text:s/>GridDC][table: Applications_In_Progress]</text:p>
                  <text:list>
                    <text:list-item>
                      <text:p text:style-name="P5"><text:span text:style-name="T22">Edit</text:span> [type: edit-button][<text:span text:style-name="T20">access:</text:span> (registrant),(nrn-help-desk),(er-help-desk)]</text:p>
                      <text:list>
                        <text:list-item>
                          <text:p text:style-name="P3"><text:span text:style-name="T1">Screen [name: </text:span><text:span text:style-name="T12">Change National Register Nomination</text:span><text:span text:style-name="T1">][type:overlay][interface:user]</text:span></text:p>
                          <text:list>
                            <text:list-item>
                              <text:p text:style-name="P5">[definition: Edit Application interface]</text:p>
                            </text:list-item>
                            <text:list-item>
                              <text:p text:style-name="P3"><text:span text:style-name="T1">Data-Controls [name: DCNAT</text:span><text:span text:style-name="T14">Applications_In_Progress </text:span><text:span text:style-name="T1">][table: </text:span><text:span text:style-name="T14">Applications_In_Progress]</text:span></text:p>
                              <text:list>
                                <text:list-item>
                                  <text:p text:style-name="P6">Hidden-Value[name:aip_type][value:National-Register]</text:p>
                                </text:list-item>
                              </text:list>
                            </text:list-item>
                            <text:list-item>
                              <text:p text:style-name="P5"><text:span text:style-name="T22">Close</text:span>[type: close-button]</text:p>
                            </text:list-item>
                            <text:list-item>
                              <text:p text:style-name="P5"><text:span text:style-name="T22">Save</text:span> [type: save-button][<text:span text:style-name="T20">access:</text:span> (registrant)]</text:p>
                            </text:list-item>
                          </text:list>
                        </text:list-item>
                      </text:list>
                    </text:list-item>
                  </text:list>
                </text:list-item>
              </text:list>
            </text:list-item>
            <text:list-item>
              <text:p text:style-name="P3"><text:span text:style-name="T24">Grid</text:span><text:span text:style-name="T1"> [name: Environmental Reviews in Progress][title:Environmental Reviews in Progress][type:horizontal][</text:span><text:span text:style-name="T17">access:</text:span><text:span text:style-name="T1"> (registrant),(nrn-help-desk),(er-help-desk),(review-commenter)][width:600]</text:span></text:p>
              <text:list>
                <text:list-item>
                  <text:p text:style-name="P5">[definition: Grid for ActiveEnvironmental Reviews ]</text:p>
                </text:list-item>
                <text:list-item>
                  <text:p text:style-name="P3"><text:span text:style-name="T4">New</text:span><text:span text:style-name="T1"> [type: new-button][</text:span><text:span text:style-name="T17">access:</text:span><text:span text:style-name="T1"> (registrant),(nrn-help-desk),(er-help-desk)]</text:span></text:p>
                  <text:list>
                    <text:list-item>
                      <text:p text:style-name="P3"><text:span text:style-name="T1">Screen [name: </text:span><text:span text:style-name="T12">New Environmental Review Application</text:span><text:span text:style-name="T1">][type:overlay][interface:user]</text:span></text:p>
                      <text:list>
                        <text:list-item>
                          <text:p text:style-name="P5">[definition: New Environmental Review Application interface]</text:p>
                        </text:list-item>
                        <text:list-item>
                          <text:p text:style-name="P3"><text:span text:style-name="T1">Data-Controls [name: DC</text:span><text:span text:style-name="T14">Applications_In_Progress </text:span><text:span text:style-name="T1">][table: </text:span><text:span text:style-name="T14">Applications_In_Progress</text:span><text:span text:style-name="T1">]</text:span></text:p>
                          <text:list>
                            <text:list-item>
                              <text:p text:style-name="P5">Hidden-Value [name:aip_type][value:Environmental-Review]</text:p>
                            </text:list-item>
                          </text:list>
                        </text:list-item>
                        <text:list-item>
                          <text:p text:style-name="P5"><text:span text:style-name="T22">Close</text:span>[type: close-button]</text:p>
                        </text:list-item>
                        <text:list-item>
                          <text:p text:style-name="P5"><text:span text:style-name="T22">Save</text:span> [type: save-button][<text:span text:style-name="T20">access:</text:span> (registrant)]</text:p>
                        </text:list-item>
                      </text:list>
                    </text:list-item>
                  </text:list>
                </text:list-item>
                <text:list-item>
                  <text:p text:style-name="P5">Data-Controls [name: <text:s/>GridDC][table: Applications_In_Progress]</text:p>
                  <text:list>
                    <text:list-item>
                      <text:p text:style-name="P5"><text:span text:style-name="T22">Edit</text:span> [type: edit-button][<text:span text:style-name="T20">access:</text:span> (registrant),(nrn-help-desk),(er-help-desk)]</text:p>
                      <text:list>
                        <text:list-item>
                          <text:p text:style-name="P3"><text:span text:style-name="T1">Screen [name: </text:span><text:span text:style-name="T12">Change Environmental Review Application</text:span><text:span text:style-name="T1">][type:overlay][interface:user]</text:span></text:p>
                          <text:list>
                            <text:list-item>
                              <text:p text:style-name="P5">[definition: Edit Environmental Review interface]</text:p>
                            </text:list-item>
                            <text:list-item>
                              <text:p text:style-name="P3"><text:span text:style-name="T1">Data-Controls [name: DCNAT</text:span><text:span text:style-name="T14">Applications_In_Progress </text:span><text:span text:style-name="T1">][table: </text:span><text:span text:style-name="T14">Applications_In_Progress</text:span><text:span text:style-name="T1">]</text:span></text:p>
                              <text:list>
                                <text:list-item>
                                  <text:p text:style-name="P5">Hidden-Value[name:aip_type][value:Environmental-Review]</text:p>
                                </text:list-item>
                              </text:list>
                            </text:list-item>
                            <text:list-item>
                              <text:p text:style-name="P5"><text:span text:style-name="T22">Close</text:span>[type: close-button]</text:p>
                            </text:list-item>
                            <text:list-item>
                              <text:p text:style-name="P5"><text:span text:style-name="T22">Save</text:span> [type: save-button][<text:span text:style-name="T20">access:</text:span> (registrant)]</text:p>
                            </text:list-item>
                          </text:list>
                        </text:list-item>
                      </text:list>
                    </text:list-item>
                  </text:list>
                </text:list-item>
              </text:list>
            </text:list-item>
            <text:list-item>
              <text:p text:style-name="P5">Disclaimer [text:]</text:p>
            </text:list-item>
            <text:list-item>
              <text:p text:style-name="P5">Footer [text: footer]</text:p>
            </text:list-item>
          </text:list>
        </text:list-item>
        <text:list-item>
          <text:p text:style-name="P3"><text:span text:style-name="T1">Screen [name: </text:span><text:span text:style-name="T13">Environmental Reviews</text:span><text:span text:style-name="T1">] [</text:span><text:span text:style-name="T17">access:</text:span><text:span text:style-name="T1"> (nrn-help-desk),(er-help-desk),(er-editor),(er-reviewer),(er-editor-proxy),(er-approver)][process:][width:750px][interface:user] [order:B]</text:span></text:p>
          <text:list>
            <text:list-item>
              <text:p text:style-name="P5">[definition: Current and incomplete applications]</text:p>
            </text:list-item>
            <text:list-item>
              <text:p text:style-name="P5">Header [text: Banner Image]</text:p>
            </text:list-item>
            <text:list-item>
              <text:p text:style-name="P3"><text:span text:style-name="T1">Title [text: </text:span><text:span text:style-name="T12">Environmental Reviews</text:span><text:span text:style-name="T1">]</text:span></text:p>
              <text:p text:style-name="P5"/>
              <text:p text:style-name="P5"/>
            </text:list-item>
            <text:list-item>
              <text:p text:style-name="P3"><text:span text:style-name="T4">Registration</text:span><text:span text:style-name="T1"> <text:s/>[type: goto-button][</text:span><text:span text:style-name="T17">access:</text:span><text:span text:style-name="T1"> (nrn-help-desk),(er-help-desk),(er-editor),(er-editor-proxy),(er-reviewer),(er-approver)][goto:Registration]</text:span></text:p>
            </text:list-item>
            <text:list-item>
              <text:p text:style-name="P3"><text:span text:style-name="T4">National Register Nominations</text:span><text:span text:style-name="T1"> <text:s/>[type: goto-button][</text:span><text:span text:style-name="T17">access:</text:span><text:span text:style-name="T1"> (nrn-help-desk),(er-help-desk),(er-editor),(er-editor-proxy),(er-reviewer),(er-approver)][goto:National Register Nominations]</text:span></text:p>
            </text:list-item>
            <text:list-item>
              <text:p text:style-name="P3"><text:span text:style-name="T4">Ask SHPO</text:span><text:span text:style-name="T1"> [type: new-button][</text:span><text:span text:style-name="T17">access:</text:span><text:span text:style-name="T1"> (nrn-help-desk),(er-help-desk),(er-editor),(er-editor-proxy),(er-reviewer),(er-approver)]</text:span></text:p>
            </text:list-item>
            <text:list-item>
              <text:p text:style-name="P3"><text:span text:style-name="T4">Terms of Use</text:span><text:span text:style-name="T3"> </text:span><text:span text:style-name="T1">[type: goto-button][</text:span><text:span text:style-name="T17">access:</text:span><text:span text:style-name="T1"> (nrn-help-desk),(er-help-desk),(er-editor),(er-editor-proxy),(er-reviewer),(er-approver)][goto:Terms of Use]</text:span></text:p>
            </text:list-item>
            <text:list-item>
              <text:p text:style-name="P3"><text:span text:style-name="T4">Logout</text:span><text:span text:style-name="T1"> [type: logout-button][</text:span><text:span text:style-name="T17">access:</text:span><text:span text:style-name="T1"> (nrn-help-desk),(er-help-desk),(er-editor),(er-editor-proxy),(er-reviewer),(er-approver)][goto:Home]</text:span></text:p>
            </text:list-item>
          </text:list>
          <text:p text:style-name="P5"/>
          <text:list text:continue-numbering="true">
            <text:list-item>
              <text:p text:style-name="P3"><text:span text:style-name="T1">Screen [name: AP-</text:span><text:span text:style-name="T12">0</text:span><text:span text:style-name="T1">][type:textblock][interface:user][</text:span><text:span text:style-name="T17">access:</text:span><text:span text:style-name="T1"> (nrn-help-desk),(er-help-desk)]</text:span></text:p>
              <text:list>
                <text:list-item>
                  <text:p text:style-name="P5">[definition: Describes the purpose of the Screen for the reader]</text:p>
                </text:list-item>
                <text:list-item>
                  <text:p text:style-name="P3"><text:span text:style-name="T1">Data-Controls [name:PD_Data-Control][ table: </text:span><text:span text:style-name="T14">Screen_Labels</text:span><text:span text:style-name="T1">]</text:span></text:p>
                  <text:list>
                    <text:list-item>
                      <text:p text:style-name="P5">Label [text: Help-Desk, please note that, you cannot alter the original submission and you can see everything so the layout will be difficult.]</text:p>
                    </text:list-item>
                  </text:list>
                </text:list-item>
              </text:list>
            </text:list-item>
            <text:list-item>
              <text:p text:style-name="P3"><text:span text:style-name="T1">Screen [name: AP-</text:span><text:span text:style-name="T12">1</text:span><text:span text:style-name="T1">][type:textblock][interface:user][</text:span><text:span text:style-name="T17">access:</text:span><text:span text:style-name="T1"> (er-editor),(er-editor-proxy),(nrn-help-desk),(er-help-desk)]</text:span></text:p>
              <text:list>
                <text:list-item>
                  <text:p text:style-name="P5">[definition: Describes the purpose of the Screen for the reader]</text:p>
                </text:list-item>
                <text:list-item>
                  <text:p text:style-name="P3"><text:span text:style-name="T1">Data-Controls [name:PD_Data-Control][ table: </text:span><text:span text:style-name="T14">Screen_Labels</text:span><text:span text:style-name="T1">]</text:span></text:p>
                  <text:list>
                    <text:list-item>
                      <text:p text:style-name="P3"><text:span text:style-name="T1">Label [text: Your current reviews</text:span><text:span text:style-name="T2">.</text:span><text:span text:style-name="T1">]</text:span></text:p>
                    </text:list-item>
                  </text:list>
                </text:list-item>
              </text:list>
            </text:list-item>
            <text:list-item>
              <text:p text:style-name="P3"><text:span text:style-name="T1">Screen [name: AP-</text:span><text:span text:style-name="T12">1</text:span><text:span text:style-name="T1">][type:textblock][interface:user][</text:span><text:span text:style-name="T17">access:</text:span><text:span text:style-name="T1"> (er-reviewer),(er-approver),(nrn-help-desk),(er-help-desk)]</text:span></text:p>
              <text:list>
                <text:list-item>
                  <text:p text:style-name="P5">[definition: Describes the purpose of the Screen for the reader]</text:p>
                </text:list-item>
                <text:list-item>
                  <text:p text:style-name="P3"><text:span text:style-name="T1">Data-Controls [name:PD_Data-Control][ table: </text:span><text:span text:style-name="T14">Screen_Labels</text:span><text:span text:style-name="T1">]</text:span></text:p>
                  <text:list>
                    <text:list-item>
                      <text:p text:style-name="P3"><text:span text:style-name="T1">Label [text: Current Reviews</text:span><text:span text:style-name="T2">.</text:span><text:span text:style-name="T1">]</text:span></text:p>
                    </text:list-item>
                  </text:list>
                </text:list-item>
              </text:list>
            </text:list-item>
            <text:list-item>
              <text:p text:style-name="P3"><text:span text:style-name="T1">Screen [name: AP-</text:span><text:span text:style-name="T12">2</text:span><text:span text:style-name="T1">][type:textblock][interface:user][</text:span><text:span text:style-name="T17">access:</text:span><text:span text:style-name="T1"> (er-reviewer),(nrn-help-desk),(er-help-desk)]</text:span></text:p>
              <text:list>
                <text:list-item>
                  <text:p text:style-name="P5">[definition: Describes the purpose of the Screen for the reader]</text:p>
                </text:list-item>
                <text:list-item>
                  <text:p text:style-name="P3"><text:span text:style-name="T1">Data-Controls [name:PD_Data-Control][ table: </text:span><text:span text:style-name="T14">Screen_Labels</text:span><text:span text:style-name="T1">]</text:span></text:p>
                  <text:list>
                    <text:list-item>
                      <text:p text:style-name="P5">Label [text: Reviewer, please note that, you cannot alter the original submission.]</text:p>
                    </text:list-item>
                  </text:list>
                </text:list-item>
              </text:list>
            </text:list-item>
            <text:list-item>
              <text:p text:style-name="P3"><text:span text:style-name="T1">Screen [name: AP-</text:span><text:span text:style-name="T12">2</text:span><text:span text:style-name="T1">][type:textblock][interface:user][</text:span><text:span text:style-name="T17">access:</text:span><text:span text:style-name="T1"> (er-approver),(nrn-help-desk),(er-help-desk)]</text:span></text:p>
              <text:list>
                <text:list-item>
                  <text:p text:style-name="P5">[definition: Describes the purpose of the Screen for the reader]</text:p>
                </text:list-item>
                <text:list-item>
                  <text:p text:style-name="P3"><text:span text:style-name="T1">Data-Controls [name:PD_Data-Control][ table: </text:span><text:span text:style-name="T14">Screen_Labels</text:span><text:span text:style-name="T1">]</text:span></text:p>
                  <text:list>
                    <text:list-item>
                      <text:p text:style-name="P5">Label [text: Approver, please note that, you cannot alter the original submission.]</text:p>
                    </text:list-item>
                  </text:list>
                </text:list-item>
              </text:list>
            </text:list-item>
            <text:list-item>
              <text:p text:style-name="P3"><text:span text:style-name="T24">Grid</text:span><text:span text:style-name="T1"> [name: Environmental Reviews in Progress][title:Environmental Reviews in Progress][type:horizontal][</text:span><text:span text:style-name="T17">access:</text:span><text:span text:style-name="T1"> (nrn-help-desk),(er-help-desk),(er-editor),(er-editor-proxy),(er-reviewer),(er-approver)][width:600]</text:span></text:p>
              <text:list>
                <text:list-item>
                  <text:p text:style-name="P5">[definition: Grid for ActiveEnvironmental Reviews ]</text:p>
                </text:list-item>
                <text:list-item>
                  <text:p text:style-name="P3"><text:span text:style-name="T4">New</text:span><text:span text:style-name="T1"> [type: new-button][</text:span><text:span text:style-name="T17">access:</text:span><text:span text:style-name="T1"> (nrn-help-desk),(er-help-desk),(er-editor),(er-editor-proxy),(er-reviewer),(er-approver)]</text:span></text:p>
                  <text:list>
                    <text:list-item>
                      <text:p text:style-name="P3"><text:span text:style-name="T1">Screen [name: </text:span><text:span text:style-name="T12">New Environmental Review Application</text:span><text:span text:style-name="T1">][type:overlay][interface:user]</text:span></text:p>
                      <text:list>
                        <text:list-item>
                          <text:p text:style-name="P5">[definition: New Environmental Review Application interface]</text:p>
                        </text:list-item>
                        <text:list-item>
                          <text:p text:style-name="P3"><text:span text:style-name="T1">Data-Controls [name: DC</text:span><text:span text:style-name="T14">Applications_In_Progress </text:span><text:span text:style-name="T1">][table: </text:span><text:span text:style-name="T14">Applications_In_Progress</text:span><text:span text:style-name="T1">]</text:span></text:p>
                          <text:list>
                            <text:list-item>
                              <text:p text:style-name="P5">Hidden-Value [name:aip_type][value:Environmental-Review]</text:p>
                            </text:list-item>
                          </text:list>
                        </text:list-item>
                        <text:list-item>
                          <text:p text:style-name="P5"><text:span text:style-name="T22">Close</text:span>[type: close-button]</text:p>
                        </text:list-item>
                        <text:list-item>
                          <text:p text:style-name="P3"><text:span text:style-name="T5">Save</text:span><text:span text:style-name="T1"> [type: save-button][</text:span><text:span text:style-name="T17">access:</text:span><text:span text:style-name="T1"> (er-editor),(er-editor-proxy)]</text:span></text:p>
                        </text:list-item>
                      </text:list>
                    </text:list-item>
                  </text:list>
                </text:list-item>
                <text:list-item>
                  <text:p text:style-name="P5">Data-Controls [name: <text:s/>GridDC][table: Applications_In_Progress]</text:p>
                  <text:list>
                    <text:list-item>
                      <text:p text:style-name="P3"><text:span text:style-name="T5">Edit</text:span><text:span text:style-name="T1"> [type: edit-button][</text:span><text:span text:style-name="T17">access:</text:span><text:span text:style-name="T1"> (nrn-help-desk),(er-help-desk),(er-editor),(er-editor-proxy),(er-reviewer),(er-approver)]</text:span></text:p>
                      <text:list>
                        <text:list-item>
                          <text:p text:style-name="P3"><text:span text:style-name="T1">Screen [name: </text:span><text:span text:style-name="T12">Change Environmental Review Application</text:span><text:span text:style-name="T1">][type:overlay][interface:user]</text:span></text:p>
                          <text:list>
                            <text:list-item>
                              <text:p text:style-name="P5">[definition: Edit Environmental Review interface]</text:p>
                            </text:list-item>
                            <text:list-item>
                              <text:p text:style-name="P3"><text:span text:style-name="T1">Data-Controls [name: DCNAT</text:span><text:span text:style-name="T14">Applications_In_Progress </text:span><text:span text:style-name="T1">][table: </text:span><text:span text:style-name="T14">Applications_In_Progress</text:span><text:span text:style-name="T1">]</text:span></text:p>
                              <text:list>
                                <text:list-item>
                                  <text:p text:style-name="P5">Hidden-Value[name:aip_type][value:Environmental-Review]</text:p>
                                </text:list-item>
                              </text:list>
                            </text:list-item>
                            <text:list-item>
                              <text:p text:style-name="P5"><text:span text:style-name="T22">Close</text:span>[type: close-button]</text:p>
                            </text:list-item>
                            <text:list-item>
                              <text:p text:style-name="P3"><text:span text:style-name="T5">Save</text:span><text:span text:style-name="T1"> [type: save-button][</text:span><text:span text:style-name="T17">access:</text:span><text:span text:style-name="T1"> (er-editor),(er-editor-proxy)]</text:span></text:p>
                            </text:list-item>
                          </text:list>
                        </text:list-item>
                      </text:list>
                    </text:list-item>
                  </text:list>
                </text:list-item>
              </text:list>
            </text:list-item>
            <text:list-item>
              <text:p text:style-name="P3"><text:span text:style-name="T23">Grid</text:span><text:span text:style-name="T1"> [name: Comments][title: Comments][type:horizontal][</text:span><text:span text:style-name="T17">access:</text:span><text:span text:style-name="T1"> (nrn-help-desk),(er-help-desk),(er-editor),(er-editor-proxy),(er-reviewer),(er-approver)][width:600]</text:span></text:p>
              <text:list>
                <text:list-item>
                  <text:p text:style-name="P5">[definition: Grid for Comments]</text:p>
                </text:list-item>
                <text:list-item>
                  <text:p text:style-name="P3"><text:span text:style-name="T5">Ask SHPO</text:span><text:span text:style-name="T1"> [type: new-button][</text:span><text:span text:style-name="T17">access:</text:span><text:span text:style-name="T1"> (nrn-help-desk),(er-help-desk),(er-editor),(er-editor-proxy),(er-reviewer),(er-approver)]</text:span></text:p>
                  <text:list>
                    <text:list-item>
                      <text:p text:style-name="P3"><text:span text:style-name="T1">Screen [name: </text:span><text:span text:style-name="T12">New Comment</text:span><text:span text:style-name="T1">][type:overlay][interface:user]</text:span></text:p>
                      <text:list>
                        <text:list-item>
                          <text:p text:style-name="P5">[definition: New comment interface]</text:p>
                        </text:list-item>
                        <text:list-item>
                          <text:p text:style-name="P3"><text:span text:style-name="T1">Data-Controls [name: ScreenDCComment][table: </text:span><text:span text:style-name="T14">Comments</text:span><text:span text:style-name="T1">]</text:span></text:p>
                        </text:list-item>
                        <text:list-item>
                          <text:p text:style-name="P5"><text:span text:style-name="T22">Close</text:span>[type: close-button]</text:p>
                        </text:list-item>
                        <text:list-item>
                          <text:p text:style-name="P3"><text:span text:style-name="T5">Save</text:span><text:span text:style-name="T1"> [type: save-button][</text:span><text:span text:style-name="T17">access:</text:span><text:span text:style-name="T1"> (er-editor),(er-editor-proxy),(er-reviewer),(er-approver)]</text:span></text:p>
                        </text:list-item>
                      </text:list>
                    </text:list-item>
                  </text:list>
                </text:list-item>
                <text:list-item>
                  <text:p text:style-name="P3"><text:span text:style-name="T1">Data-Controls [name: <text:s/>GridDCComments][table: </text:span><text:span text:style-name="T16">Comments</text:span><text:span text:style-name="T1">]</text:span></text:p>
                  <text:list>
                    <text:list-item>
                      <text:p text:style-name="P3"><text:span text:style-name="T5">Reply</text:span><text:span text:style-name="T1"> [type: new-button][</text:span><text:span text:style-name="T17">access:</text:span><text:span text:style-name="T1"> (nrn-help-desk),(er-help-desk),(er-editor),(er-editor-proxy),(er-reviewer),(er-approver)]</text:span></text:p>
                      <text:list>
                        <text:list-item>
                          <text:p text:style-name="P3"><text:span text:style-name="T1">Screen [name: Reply</text:span><text:span text:style-name="T12"> to Comment</text:span><text:span text:style-name="T1">][type:overlay][interface:user]</text:span></text:p>
                          <text:list>
                            <text:list-item>
                              <text:p text:style-name="P5">[definition: Reply to comment]</text:p>
                            </text:list-item>
                            <text:list-item>
                              <text:p text:style-name="P3"><text:span text:style-name="T1">Data-Controls [name: DCComments][table: </text:span><text:span text:style-name="T16">Comments</text:span><text:span text:style-name="T1">]</text:span></text:p>
                            </text:list-item>
                            <text:list-item>
                              <text:p text:style-name="P5"><text:span text:style-name="T22">Close</text:span>[type: close-button]</text:p>
                            </text:list-item>
                            <text:list-item>
                              <text:p text:style-name="P3"><text:span text:style-name="T5">Save</text:span><text:span text:style-name="T1"> [type: save-button][</text:span><text:span text:style-name="T17">access:</text:span><text:span text:style-name="T1"> (er-editor),(er-editor-proxy),(er-reviewer),(er-approver),(nrn-help-desk),(er-help-desk)]</text:span></text:p>
                            </text:list-item>
                            <text:list-item>
                              <text:p text:style-name="P5"/>
                            </text:list-item>
                          </text:list>
                        </text:list-item>
                      </text:list>
                    </text:list-item>
                  </text:list>
                </text:list-item>
              </text:list>
            </text:list-item>
            <text:list-item>
              <text:p text:style-name="P3"><text:span text:style-name="T23">Grid</text:span><text:span text:style-name="T1"> [name: Completed Reviews][title: Completed Reviews][type:horizontal][</text:span><text:span text:style-name="T17">access:</text:span><text:span text:style-name="T1"> (nrn-help-desk),(er-help-desk),(er-editor),(er-editor-proxy),(er-reviewer),(er-approver)][width:600]</text:span></text:p>
              <text:list>
                <text:list-item>
                  <text:p text:style-name="P5">[definition: Grid for Completed Applications ]</text:p>
                </text:list-item>
              </text:list>
            </text:list-item>
            <text:list-item>
              <text:p text:style-name="P5"/>
            </text:list-item>
            <text:list-item>
              <text:p text:style-name="P5">Disclaimer [text:]</text:p>
            </text:list-item>
            <text:list-item>
              <text:p text:style-name="P5">Footer [text: footer]</text:p>
            </text:list-item>
          </text:list>
          <text:p text:style-name="P5"/>
          <text:list text:continue-numbering="true">
            <text:list-header>
              <text:p text:style-name="P5"/>
              <text:p text:style-name="P5"/>
            </text:list-header>
          </text:list>
        </text:list-item>
      </text:list>
      <text:p text:style-name="P1"/>
      <text:p text:style-name="P1"/>
      <text:list xml:id="list31289135" text:continue-numbering="true" text:style-name="L1">
        <text:list-item>
          <text:list>
            <text:list-item>
              <text:list>
                <text:list-header>
                  <text:p text:style-name="P5"/>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style:font-name="Calibri" fo:font-size="8pt" fo:font-weight="bold" style:font-size-asian="8pt" style:font-weight-asian="bold" style:font-size-complex="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0DT3H2M15S</meta:editing-duration>
    <meta:editing-cycles>1048</meta:editing-cycles>
    <meta:generator>OpenOffice.org/3.3$Win32 OpenOffice.org_project/330m20$Build-9567</meta:generator>
    <dc:date>2011-12-09T11:16:16.08</dc:date>
    <dc:creator>James Wilfong</dc:creator>
    <meta:document-statistic meta:table-count="0" meta:image-count="0" meta:object-count="0" meta:page-count="1" meta:paragraph-count="455" meta:word-count="3342" meta:character-count="38944"/>
    <meta:user-defined meta:name="Info 1"/>
    <meta:user-defined meta:name="Info 2"/>
    <meta:user-defined meta:name="Info 3"/>
    <meta:user-defined meta:name="Info 4"/>
  </office:meta>
</office:document-meta>
</file>